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21.33mm"/>
    </style:style>
    <style:style style:name="co4" style:family="table-column">
      <style:table-column-properties fo:break-before="auto" style:column-width="19.42mm"/>
    </style:style>
    <style:style style:name="co5" style:family="table-column">
      <style:table-column-properties fo:break-before="auto" style:column-width="17.52mm"/>
    </style:style>
    <style:style style:name="co6" style:family="table-column">
      <style:table-column-properties fo:break-before="auto" style:column-width="16.42mm"/>
    </style:style>
    <style:style style:name="co7" style:family="table-column">
      <style:table-column-properties fo:break-before="auto" style:column-width="22.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1.52mm"/>
    </style:style>
    <style:style style:name="co10" style:family="table-column">
      <style:table-column-properties fo:break-before="auto" style:column-width="37.71mm"/>
    </style:style>
    <style:style style:name="co11" style:family="table-column">
      <style:table-column-properties fo:break-before="auto" style:column-width="16.28mm"/>
    </style:style>
    <style:style style:name="co12" style:family="table-column">
      <style:table-column-properties fo:break-before="auto" style:column-width="15.22mm"/>
    </style:style>
    <style:style style:name="co13" style:family="table-column">
      <style:table-column-properties fo:break-before="auto" style:column-width="17.6mm"/>
    </style:style>
    <style:style style:name="co14" style:family="table-column">
      <style:table-column-properties fo:break-before="auto" style:column-width="20.25mm"/>
    </style:style>
    <style:style style:name="co15" style:family="table-column">
      <style:table-column-properties fo:break-before="auto" style:column-width="29.77mm"/>
    </style:style>
    <style:style style:name="co16" style:family="table-column">
      <style:table-column-properties fo:break-before="auto" style:column-width="5.7mm"/>
    </style:style>
    <style:style style:name="co17" style:family="table-column">
      <style:table-column-properties fo:break-before="auto" style:column-width="7.81mm"/>
    </style:style>
    <style:style style:name="co18" style:family="table-column">
      <style:table-column-properties fo:break-before="auto" style:column-width="20.78mm"/>
    </style:style>
    <style:style style:name="co19" style:family="table-column">
      <style:table-column-properties fo:break-before="auto" style:column-width="10.46mm"/>
    </style:style>
    <style:style style:name="co20" style:family="table-column">
      <style:table-column-properties fo:break-before="auto" style:column-width="12.31mm"/>
    </style:style>
    <style:style style:name="co21" style:family="table-column">
      <style:table-column-properties fo:break-before="auto" style:column-width="6.76mm"/>
    </style:style>
    <style:style style:name="co22" style:family="table-column">
      <style:table-column-properties fo:break-before="auto" style:column-width="7.28mm"/>
    </style:style>
    <style:style style:name="co23" style:family="table-column">
      <style:table-column-properties fo:break-before="auto" style:column-width="5.96mm"/>
    </style:style>
    <style:style style:name="co24" style:family="table-column">
      <style:table-column-properties fo:break-before="auto" style:column-width="19.9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ogressio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2:49</text:p>
          </table:table-cell>
          <table:table-cell office:value-type="float" office:value="0.971833" calcext:value-type="float">
            <text:p>0.971833</text:p>
          </table:table-cell>
          <table:table-cell office:value-type="float" office:value="0.40817" calcext:value-type="float">
            <text:p>0.40817</text:p>
          </table:table-cell>
          <table:table-cell office:value-type="float" office:value="0" calcext:value-type="float">
            <text:p>0</text:p>
          </table:table-cell>
          <table:table-cell office:value-type="float" office:value="567905" calcext:value-type="float">
            <text:p>5679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2:50</text:p>
          </table:table-cell>
          <table:table-cell office:value-type="float" office:value="0.578246" calcext:value-type="float">
            <text:p>0.578246</text:p>
          </table:table-cell>
          <table:table-cell office:value-type="float" office:value="0.191117" calcext:value-type="float">
            <text:p>0.191117</text:p>
          </table:table-cell>
          <table:table-cell office:value-type="float" office:value="0" calcext:value-type="float">
            <text:p>0</text:p>
          </table:table-cell>
          <table:table-cell office:value-type="float" office:value="391084" calcext:value-type="float">
            <text:p>39108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2:51</text:p>
          </table:table-cell>
          <table:table-cell office:value-type="float" office:value="0.577268" calcext:value-type="float">
            <text:p>0.577268</text:p>
          </table:table-cell>
          <table:table-cell office:value-type="float" office:value="0.361713" calcext:value-type="float">
            <text:p>0.361713</text:p>
          </table:table-cell>
          <table:table-cell office:value-type="float" office:value="0" calcext:value-type="float">
            <text:p>0</text:p>
          </table:table-cell>
          <table:table-cell office:value-type="float" office:value="690740" calcext:value-type="float">
            <text:p>69074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2:52</text:p>
          </table:table-cell>
          <table:table-cell office:value-type="float" office:value="0.547731" calcext:value-type="float">
            <text:p>0.547731</text:p>
          </table:table-cell>
          <table:table-cell office:value-type="float" office:value="0.143555" calcext:value-type="float">
            <text:p>0.143555</text:p>
          </table:table-cell>
          <table:table-cell office:value-type="float" office:value="0" calcext:value-type="float">
            <text:p>0</text:p>
          </table:table-cell>
          <table:table-cell office:value-type="float" office:value="337754" calcext:value-type="float">
            <text:p>33775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2:53</text:p>
          </table:table-cell>
          <table:table-cell office:value-type="float" office:value="0.549779" calcext:value-type="float">
            <text:p>0.549779</text:p>
          </table:table-cell>
          <table:table-cell office:value-type="float" office:value="0.412086" calcext:value-type="float">
            <text:p>0.412086</text:p>
          </table:table-cell>
          <table:table-cell office:value-type="float" office:value="0" calcext:value-type="float">
            <text:p>0</text:p>
          </table:table-cell>
          <table:table-cell office:value-type="float" office:value="785121" calcext:value-type="float">
            <text:p>78512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2:54</text:p>
          </table:table-cell>
          <table:table-cell office:value-type="float" office:value="0.635421" calcext:value-type="float">
            <text:p>0.635421</text:p>
          </table:table-cell>
          <table:table-cell office:value-type="float" office:value="0.569967" calcext:value-type="float">
            <text:p>0.569967</text:p>
          </table:table-cell>
          <table:table-cell office:value-type="float" office:value="0" calcext:value-type="float">
            <text:p>0</text:p>
          </table:table-cell>
          <table:table-cell office:value-type="float" office:value="1400084" calcext:value-type="float">
            <text:p>140008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2:55</text:p>
          </table:table-cell>
          <table:table-cell office:value-type="float" office:value="0.629811" calcext:value-type="float">
            <text:p>0.629811</text:p>
          </table:table-cell>
          <table:table-cell office:value-type="float" office:value="0.387036" calcext:value-type="float">
            <text:p>0.387036</text:p>
          </table:table-cell>
          <table:table-cell office:value-type="float" office:value="0" calcext:value-type="float">
            <text:p>0</text:p>
          </table:table-cell>
          <table:table-cell office:value-type="float" office:value="1134146" calcext:value-type="float">
            <text:p>113414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2:56</text:p>
          </table:table-cell>
          <table:table-cell office:value-type="float" office:value="0.585768" calcext:value-type="float">
            <text:p>0.585768</text:p>
          </table:table-cell>
          <table:table-cell office:value-type="float" office:value="0.633858" calcext:value-type="float">
            <text:p>0.633858</text:p>
          </table:table-cell>
          <table:table-cell office:value-type="float" office:value="0" calcext:value-type="float">
            <text:p>0</text:p>
          </table:table-cell>
          <table:table-cell office:value-type="float" office:value="1212263" calcext:value-type="float">
            <text:p>121226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2:57</text:p>
          </table:table-cell>
          <table:table-cell office:value-type="float" office:value="0.609004" calcext:value-type="float">
            <text:p>0.609004</text:p>
          </table:table-cell>
          <table:table-cell office:value-type="float" office:value="0.360778" calcext:value-type="float">
            <text:p>0.360778</text:p>
          </table:table-cell>
          <table:table-cell office:value-type="float" office:value="0" calcext:value-type="float">
            <text:p>0</text:p>
          </table:table-cell>
          <table:table-cell office:value-type="float" office:value="962464" calcext:value-type="float">
            <text:p>96246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2:58</text:p>
          </table:table-cell>
          <table:table-cell office:value-type="float" office:value="0.604041" calcext:value-type="float">
            <text:p>0.604041</text:p>
          </table:table-cell>
          <table:table-cell office:value-type="float" office:value="0.457317" calcext:value-type="float">
            <text:p>0.457317</text:p>
          </table:table-cell>
          <table:table-cell office:value-type="float" office:value="0" calcext:value-type="float">
            <text:p>0</text:p>
          </table:table-cell>
          <table:table-cell office:value-type="float" office:value="1118013" calcext:value-type="float">
            <text:p>11180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2:59</text:p>
          </table:table-cell>
          <table:table-cell office:value-type="float" office:value="0.57989" calcext:value-type="float">
            <text:p>0.57989</text:p>
          </table:table-cell>
          <table:table-cell office:value-type="float" office:value="0.489188" calcext:value-type="float">
            <text:p>0.489188</text:p>
          </table:table-cell>
          <table:table-cell office:value-type="float" office:value="0" calcext:value-type="float">
            <text:p>0</text:p>
          </table:table-cell>
          <table:table-cell office:value-type="float" office:value="1326293" calcext:value-type="float">
            <text:p>132629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3:00</text:p>
          </table:table-cell>
          <table:table-cell office:value-type="float" office:value="0.574808" calcext:value-type="float">
            <text:p>0.574808</text:p>
          </table:table-cell>
          <table:table-cell office:value-type="float" office:value="0.502013" calcext:value-type="float">
            <text:p>0.502013</text:p>
          </table:table-cell>
          <table:table-cell office:value-type="float" office:value="0" calcext:value-type="float">
            <text:p>0</text:p>
          </table:table-cell>
          <table:table-cell office:value-type="float" office:value="1266744" calcext:value-type="float">
            <text:p>12667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3:01</text:p>
          </table:table-cell>
          <table:table-cell office:value-type="float" office:value="0.565403" calcext:value-type="float">
            <text:p>0.565403</text:p>
          </table:table-cell>
          <table:table-cell office:value-type="float" office:value="0.555532" calcext:value-type="float">
            <text:p>0.555532</text:p>
          </table:table-cell>
          <table:table-cell office:value-type="float" office:value="0" calcext:value-type="float">
            <text:p>0</text:p>
          </table:table-cell>
          <table:table-cell office:value-type="float" office:value="1375839" calcext:value-type="float">
            <text:p>137583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3:02</text:p>
          </table:table-cell>
          <table:table-cell office:value-type="float" office:value="0.580114" calcext:value-type="float">
            <text:p>0.580114</text:p>
          </table:table-cell>
          <table:table-cell office:value-type="float" office:value="0.474659" calcext:value-type="float">
            <text:p>0.474659</text:p>
          </table:table-cell>
          <table:table-cell office:value-type="float" office:value="0" calcext:value-type="float">
            <text:p>0</text:p>
          </table:table-cell>
          <table:table-cell office:value-type="float" office:value="1372556" calcext:value-type="float">
            <text:p>137255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3:03</text:p>
          </table:table-cell>
          <table:table-cell office:value-type="float" office:value="0.556987" calcext:value-type="float">
            <text:p>0.556987</text:p>
          </table:table-cell>
          <table:table-cell office:value-type="float" office:value="0.377719" calcext:value-type="float">
            <text:p>0.377719</text:p>
          </table:table-cell>
          <table:table-cell office:value-type="float" office:value="0" calcext:value-type="float">
            <text:p>0</text:p>
          </table:table-cell>
          <table:table-cell office:value-type="float" office:value="775051" calcext:value-type="float">
            <text:p>77505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3:04</text:p>
          </table:table-cell>
          <table:table-cell office:value-type="float" office:value="0.549535" calcext:value-type="float">
            <text:p>0.549535</text:p>
          </table:table-cell>
          <table:table-cell office:value-type="float" office:value="0.315923" calcext:value-type="float">
            <text:p>0.315923</text:p>
          </table:table-cell>
          <table:table-cell office:value-type="float" office:value="0" calcext:value-type="float">
            <text:p>0</text:p>
          </table:table-cell>
          <table:table-cell office:value-type="float" office:value="853882" calcext:value-type="float">
            <text:p>85388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3:05</text:p>
          </table:table-cell>
          <table:table-cell office:value-type="float" office:value="0.533944" calcext:value-type="float">
            <text:p>0.533944</text:p>
          </table:table-cell>
          <table:table-cell office:value-type="float" office:value="0.134383" calcext:value-type="float">
            <text:p>0.134383</text:p>
          </table:table-cell>
          <table:table-cell office:value-type="float" office:value="0" calcext:value-type="float">
            <text:p>0</text:p>
          </table:table-cell>
          <table:table-cell office:value-type="float" office:value="343197" calcext:value-type="float">
            <text:p>34319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3:06</text:p>
          </table:table-cell>
          <table:table-cell office:value-type="float" office:value="0.534779" calcext:value-type="float">
            <text:p>0.534779</text:p>
          </table:table-cell>
          <table:table-cell office:value-type="float" office:value="0.210031" calcext:value-type="float">
            <text:p>0.210031</text:p>
          </table:table-cell>
          <table:table-cell office:value-type="float" office:value="0" calcext:value-type="float">
            <text:p>0</text:p>
          </table:table-cell>
          <table:table-cell office:value-type="float" office:value="389442" calcext:value-type="float">
            <text:p>38944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3:07</text:p>
          </table:table-cell>
          <table:table-cell office:value-type="float" office:value="0.535195" calcext:value-type="float">
            <text:p>0.535195</text:p>
          </table:table-cell>
          <table:table-cell office:value-type="float" office:value="0.206617" calcext:value-type="float">
            <text:p>0.206617</text:p>
          </table:table-cell>
          <table:table-cell office:value-type="float" office:value="0" calcext:value-type="float">
            <text:p>0</text:p>
          </table:table-cell>
          <table:table-cell office:value-type="float" office:value="374406" calcext:value-type="float">
            <text:p>37440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3:08</text:p>
          </table:table-cell>
          <table:table-cell office:value-type="float" office:value="0.551207" calcext:value-type="float">
            <text:p>0.551207</text:p>
          </table:table-cell>
          <table:table-cell office:value-type="float" office:value="0.204854" calcext:value-type="float">
            <text:p>0.204854</text:p>
          </table:table-cell>
          <table:table-cell office:value-type="float" office:value="0" calcext:value-type="float">
            <text:p>0</text:p>
          </table:table-cell>
          <table:table-cell office:value-type="float" office:value="364103" calcext:value-type="float">
            <text:p>36410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3:09</text:p>
          </table:table-cell>
          <table:table-cell office:value-type="float" office:value="0.592729" calcext:value-type="float">
            <text:p>0.592729</text:p>
          </table:table-cell>
          <table:table-cell office:value-type="float" office:value="0.484248" calcext:value-type="float">
            <text:p>0.484248</text:p>
          </table:table-cell>
          <table:table-cell office:value-type="float" office:value="0" calcext:value-type="float">
            <text:p>0</text:p>
          </table:table-cell>
          <table:table-cell office:value-type="float" office:value="983869" calcext:value-type="float">
            <text:p>98386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3:10</text:p>
          </table:table-cell>
          <table:table-cell office:value-type="float" office:value="0.532965" calcext:value-type="float">
            <text:p>0.532965</text:p>
          </table:table-cell>
          <table:table-cell office:value-type="float" office:value="0.394683" calcext:value-type="float">
            <text:p>0.394683</text:p>
          </table:table-cell>
          <table:table-cell office:value-type="float" office:value="0" calcext:value-type="float">
            <text:p>0</text:p>
          </table:table-cell>
          <table:table-cell office:value-type="float" office:value="881039" calcext:value-type="float">
            <text:p>88103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3:11</text:p>
          </table:table-cell>
          <table:table-cell office:value-type="float" office:value="0.522004" calcext:value-type="float">
            <text:p>0.522004</text:p>
          </table:table-cell>
          <table:table-cell office:value-type="float" office:value="0.224066" calcext:value-type="float">
            <text:p>0.224066</text:p>
          </table:table-cell>
          <table:table-cell office:value-type="float" office:value="0" calcext:value-type="float">
            <text:p>0</text:p>
          </table:table-cell>
          <table:table-cell office:value-type="float" office:value="432034" calcext:value-type="float">
            <text:p>43203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3:12</text:p>
          </table:table-cell>
          <table:table-cell office:value-type="float" office:value="0.533637" calcext:value-type="float">
            <text:p>0.533637</text:p>
          </table:table-cell>
          <table:table-cell office:value-type="float" office:value="0.17533" calcext:value-type="float">
            <text:p>0.17533</text:p>
          </table:table-cell>
          <table:table-cell office:value-type="float" office:value="0" calcext:value-type="float">
            <text:p>0</text:p>
          </table:table-cell>
          <table:table-cell office:value-type="float" office:value="343395" calcext:value-type="float">
            <text:p>34339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3:13</text:p>
          </table:table-cell>
          <table:table-cell office:value-type="float" office:value="0.509188" calcext:value-type="float">
            <text:p>0.509188</text:p>
          </table:table-cell>
          <table:table-cell office:value-type="float" office:value="0.021241" calcext:value-type="float">
            <text:p>0.021241</text:p>
          </table:table-cell>
          <table:table-cell office:value-type="float" office:value="0" calcext:value-type="float">
            <text:p>0</text:p>
          </table:table-cell>
          <table:table-cell office:value-type="float" office:value="86019" calcext:value-type="float">
            <text:p>860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3:14</text:p>
          </table:table-cell>
          <table:table-cell office:value-type="float" office:value="0.505484" calcext:value-type="float">
            <text:p>0.505484</text:p>
          </table:table-cell>
          <table:table-cell office:value-type="float" office:value="0.014383" calcext:value-type="float">
            <text:p>0.014383</text:p>
          </table:table-cell>
          <table:table-cell office:value-type="float" office:value="0" calcext:value-type="float">
            <text:p>0</text:p>
          </table:table-cell>
          <table:table-cell office:value-type="float" office:value="73901" calcext:value-type="float">
            <text:p>7390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3:15</text:p>
          </table:table-cell>
          <table:table-cell office:value-type="float" office:value="0.507232" calcext:value-type="float">
            <text:p>0.507232</text:p>
          </table:table-cell>
          <table:table-cell office:value-type="float" office:value="0.013109" calcext:value-type="float">
            <text:p>0.013109</text:p>
          </table:table-cell>
          <table:table-cell office:value-type="float" office:value="0" calcext:value-type="float">
            <text:p>0</text:p>
          </table:table-cell>
          <table:table-cell office:value-type="float" office:value="54317" calcext:value-type="float">
            <text:p>543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3:16</text:p>
          </table:table-cell>
          <table:table-cell office:value-type="float" office:value="0.507297" calcext:value-type="float">
            <text:p>0.507297</text:p>
          </table:table-cell>
          <table:table-cell office:value-type="float" office:value="0.017217" calcext:value-type="float">
            <text:p>0.017217</text:p>
          </table:table-cell>
          <table:table-cell office:value-type="float" office:value="0" calcext:value-type="float">
            <text:p>0</text:p>
          </table:table-cell>
          <table:table-cell office:value-type="float" office:value="65052" calcext:value-type="float">
            <text:p>6505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3:17</text:p>
          </table:table-cell>
          <table:table-cell office:value-type="float" office:value="0.532333" calcext:value-type="float">
            <text:p>0.532333</text:p>
          </table:table-cell>
          <table:table-cell office:value-type="float" office:value="0.366979" calcext:value-type="float">
            <text:p>0.366979</text:p>
          </table:table-cell>
          <table:table-cell office:value-type="float" office:value="0" calcext:value-type="float">
            <text:p>0</text:p>
          </table:table-cell>
          <table:table-cell office:value-type="float" office:value="604714" calcext:value-type="float">
            <text:p>6047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3:18</text:p>
          </table:table-cell>
          <table:table-cell office:value-type="float" office:value="0.528584" calcext:value-type="float">
            <text:p>0.528584</text:p>
          </table:table-cell>
          <table:table-cell office:value-type="float" office:value="0.235017" calcext:value-type="float">
            <text:p>0.235017</text:p>
          </table:table-cell>
          <table:table-cell office:value-type="float" office:value="0" calcext:value-type="float">
            <text:p>0</text:p>
          </table:table-cell>
          <table:table-cell office:value-type="float" office:value="478072" calcext:value-type="float">
            <text:p>47807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3:19</text:p>
          </table:table-cell>
          <table:table-cell office:value-type="float" office:value="1.083769" calcext:value-type="float">
            <text:p>1.083769</text:p>
          </table:table-cell>
          <table:table-cell office:value-type="float" office:value="0.367492" calcext:value-type="float">
            <text:p>0.367492</text:p>
          </table:table-cell>
          <table:table-cell office:value-type="float" office:value="0" calcext:value-type="float">
            <text:p>0</text:p>
          </table:table-cell>
          <table:table-cell office:value-type="float" office:value="1084934" calcext:value-type="float">
            <text:p>108493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3:20</text:p>
          </table:table-cell>
          <table:table-cell office:value-type="float" office:value="1.137528" calcext:value-type="float">
            <text:p>1.137528</text:p>
          </table:table-cell>
          <table:table-cell office:value-type="float" office:value="0.860806" calcext:value-type="float">
            <text:p>0.860806</text:p>
          </table:table-cell>
          <table:table-cell office:value-type="float" office:value="0" calcext:value-type="float">
            <text:p>0</text:p>
          </table:table-cell>
          <table:table-cell office:value-type="float" office:value="2407640" calcext:value-type="float">
            <text:p>240764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3:21</text:p>
          </table:table-cell>
          <table:table-cell office:value-type="float" office:value="1.111986" calcext:value-type="float">
            <text:p>1.111986</text:p>
          </table:table-cell>
          <table:table-cell office:value-type="float" office:value="0.770076" calcext:value-type="float">
            <text:p>0.770076</text:p>
          </table:table-cell>
          <table:table-cell office:value-type="float" office:value="0" calcext:value-type="float">
            <text:p>0</text:p>
          </table:table-cell>
          <table:table-cell office:value-type="float" office:value="2750891" calcext:value-type="float">
            <text:p>275089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3:22</text:p>
          </table:table-cell>
          <table:table-cell office:value-type="float" office:value="1.093841" calcext:value-type="float">
            <text:p>1.093841</text:p>
          </table:table-cell>
          <table:table-cell office:value-type="float" office:value="0.222691" calcext:value-type="float">
            <text:p>0.222691</text:p>
          </table:table-cell>
          <table:table-cell office:value-type="float" office:value="0" calcext:value-type="float">
            <text:p>0</text:p>
          </table:table-cell>
          <table:table-cell office:value-type="float" office:value="962829" calcext:value-type="float">
            <text:p>96282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3:23</text:p>
          </table:table-cell>
          <table:table-cell office:value-type="float" office:value="1.139289" calcext:value-type="float">
            <text:p>1.139289</text:p>
          </table:table-cell>
          <table:table-cell office:value-type="float" office:value="0.498985" calcext:value-type="float">
            <text:p>0.498985</text:p>
          </table:table-cell>
          <table:table-cell office:value-type="float" office:value="0" calcext:value-type="float">
            <text:p>0</text:p>
          </table:table-cell>
          <table:table-cell office:value-type="float" office:value="1056547" calcext:value-type="float">
            <text:p>105654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3:24</text:p>
          </table:table-cell>
          <table:table-cell office:value-type="float" office:value="1.057884" calcext:value-type="float">
            <text:p>1.057884</text:p>
          </table:table-cell>
          <table:table-cell office:value-type="float" office:value="0.448289" calcext:value-type="float">
            <text:p>0.448289</text:p>
          </table:table-cell>
          <table:table-cell office:value-type="float" office:value="0" calcext:value-type="float">
            <text:p>0</text:p>
          </table:table-cell>
          <table:table-cell office:value-type="float" office:value="891134" calcext:value-type="float">
            <text:p>89113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3:25</text:p>
          </table:table-cell>
          <table:table-cell office:value-type="float" office:value="1.064629" calcext:value-type="float">
            <text:p>1.064629</text:p>
          </table:table-cell>
          <table:table-cell office:value-type="float" office:value="0.45885" calcext:value-type="float">
            <text:p>0.45885</text:p>
          </table:table-cell>
          <table:table-cell office:value-type="float" office:value="0" calcext:value-type="float">
            <text:p>0</text:p>
          </table:table-cell>
          <table:table-cell office:value-type="float" office:value="1349989" calcext:value-type="float">
            <text:p>134998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3:26</text:p>
          </table:table-cell>
          <table:table-cell office:value-type="float" office:value="1.145908" calcext:value-type="float">
            <text:p>1.145908</text:p>
          </table:table-cell>
          <table:table-cell office:value-type="float" office:value="0.611474" calcext:value-type="float">
            <text:p>0.611474</text:p>
          </table:table-cell>
          <table:table-cell office:value-type="float" office:value="0" calcext:value-type="float">
            <text:p>0</text:p>
          </table:table-cell>
          <table:table-cell office:value-type="float" office:value="1879391" calcext:value-type="float">
            <text:p>187939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3:27</text:p>
          </table:table-cell>
          <table:table-cell office:value-type="float" office:value="1.096233" calcext:value-type="float">
            <text:p>1.096233</text:p>
          </table:table-cell>
          <table:table-cell office:value-type="float" office:value="0.462184" calcext:value-type="float">
            <text:p>0.462184</text:p>
          </table:table-cell>
          <table:table-cell office:value-type="float" office:value="0" calcext:value-type="float">
            <text:p>0</text:p>
          </table:table-cell>
          <table:table-cell office:value-type="float" office:value="1498126" calcext:value-type="float">
            <text:p>149812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3:28</text:p>
          </table:table-cell>
          <table:table-cell office:value-type="float" office:value="1.125386" calcext:value-type="float">
            <text:p>1.125386</text:p>
          </table:table-cell>
          <table:table-cell office:value-type="float" office:value="0.75744" calcext:value-type="float">
            <text:p>0.75744</text:p>
          </table:table-cell>
          <table:table-cell office:value-type="float" office:value="0" calcext:value-type="float">
            <text:p>0</text:p>
          </table:table-cell>
          <table:table-cell office:value-type="float" office:value="2601694" calcext:value-type="float">
            <text:p>260169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3:29</text:p>
          </table:table-cell>
          <table:table-cell office:value-type="float" office:value="1.363029" calcext:value-type="float">
            <text:p>1.363029</text:p>
          </table:table-cell>
          <table:table-cell office:value-type="float" office:value="0.152669" calcext:value-type="float">
            <text:p>0.152669</text:p>
          </table:table-cell>
          <table:table-cell office:value-type="float" office:value="0" calcext:value-type="float">
            <text:p>0</text:p>
          </table:table-cell>
          <table:table-cell office:value-type="float" office:value="754883" calcext:value-type="float">
            <text:p>75488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3:30</text:p>
          </table:table-cell>
          <table:table-cell office:value-type="float" office:value="1.319841" calcext:value-type="float">
            <text:p>1.319841</text:p>
          </table:table-cell>
          <table:table-cell office:value-type="float" office:value="0.959795" calcext:value-type="float">
            <text:p>0.959795</text:p>
          </table:table-cell>
          <table:table-cell office:value-type="float" office:value="0" calcext:value-type="float">
            <text:p>0</text:p>
          </table:table-cell>
          <table:table-cell office:value-type="float" office:value="1855200" calcext:value-type="float">
            <text:p>18552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3:31</text:p>
          </table:table-cell>
          <table:table-cell office:value-type="float" office:value="2.40972" calcext:value-type="float">
            <text:p>2.40972</text:p>
          </table:table-cell>
          <table:table-cell office:value-type="float" office:value="1.236702" calcext:value-type="float">
            <text:p>1.236702</text:p>
          </table:table-cell>
          <table:table-cell office:value-type="float" office:value="0" calcext:value-type="float">
            <text:p>0</text:p>
          </table:table-cell>
          <table:table-cell office:value-type="float" office:value="2205183" calcext:value-type="float">
            <text:p>220518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3:32</text:p>
          </table:table-cell>
          <table:table-cell office:value-type="float" office:value="3.030253" calcext:value-type="float">
            <text:p>3.030253</text:p>
          </table:table-cell>
          <table:table-cell office:value-type="float" office:value="0.670269" calcext:value-type="float">
            <text:p>0.670269</text:p>
          </table:table-cell>
          <table:table-cell office:value-type="float" office:value="0" calcext:value-type="float">
            <text:p>0</text:p>
          </table:table-cell>
          <table:table-cell office:value-type="float" office:value="1402680" calcext:value-type="float">
            <text:p>140268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3:33</text:p>
          </table:table-cell>
          <table:table-cell office:value-type="float" office:value="2.922183" calcext:value-type="float">
            <text:p>2.922183</text:p>
          </table:table-cell>
          <table:table-cell office:value-type="float" office:value="0.504278" calcext:value-type="float">
            <text:p>0.504278</text:p>
          </table:table-cell>
          <table:table-cell office:value-type="float" office:value="0" calcext:value-type="float">
            <text:p>0</text:p>
          </table:table-cell>
          <table:table-cell office:value-type="float" office:value="517468" calcext:value-type="float">
            <text:p>51746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3:34</text:p>
          </table:table-cell>
          <table:table-cell office:value-type="float" office:value="1.039074" calcext:value-type="float">
            <text:p>1.039074</text:p>
          </table:table-cell>
          <table:table-cell office:value-type="float" office:value="0.422284" calcext:value-type="float">
            <text:p>0.422284</text:p>
          </table:table-cell>
          <table:table-cell office:value-type="float" office:value="0" calcext:value-type="float">
            <text:p>0</text:p>
          </table:table-cell>
          <table:table-cell office:value-type="float" office:value="670548" calcext:value-type="float">
            <text:p>67054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3:35</text:p>
          </table:table-cell>
          <table:table-cell office:value-type="float" office:value="1.155297" calcext:value-type="float">
            <text:p>1.155297</text:p>
          </table:table-cell>
          <table:table-cell office:value-type="float" office:value="1.134999" calcext:value-type="float">
            <text:p>1.134999</text:p>
          </table:table-cell>
          <table:table-cell office:value-type="float" office:value="0" calcext:value-type="float">
            <text:p>0</text:p>
          </table:table-cell>
          <table:table-cell office:value-type="float" office:value="2478965" calcext:value-type="float">
            <text:p>247896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3:36</text:p>
          </table:table-cell>
          <table:table-cell office:value-type="float" office:value="1.236762" calcext:value-type="float">
            <text:p>1.236762</text:p>
          </table:table-cell>
          <table:table-cell office:value-type="float" office:value="0.873074" calcext:value-type="float">
            <text:p>0.873074</text:p>
          </table:table-cell>
          <table:table-cell office:value-type="float" office:value="0" calcext:value-type="float">
            <text:p>0</text:p>
          </table:table-cell>
          <table:table-cell office:value-type="float" office:value="2224516" calcext:value-type="float">
            <text:p>22245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3:37</text:p>
          </table:table-cell>
          <table:table-cell office:value-type="float" office:value="30.912307" calcext:value-type="float">
            <text:p>30.912307</text:p>
          </table:table-cell>
          <table:table-cell office:value-type="float" office:value="22.440596" calcext:value-type="float">
            <text:p>22.440596</text:p>
          </table:table-cell>
          <table:table-cell office:value-type="float" office:value="0" calcext:value-type="float">
            <text:p>0</text:p>
          </table:table-cell>
          <table:table-cell office:value-type="float" office:value="616515" calcext:value-type="float">
            <text:p>6165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3:38</text:p>
          </table:table-cell>
          <table:table-cell office:value-type="float" office:value="140.321829" calcext:value-type="float">
            <text:p>140.321829</text:p>
          </table:table-cell>
          <table:table-cell office:value-type="float" office:value="3.836495" calcext:value-type="float">
            <text:p>3.836495</text:p>
          </table:table-cell>
          <table:table-cell office:value-type="float" office:value="0" calcext:value-type="float">
            <text:p>0</text:p>
          </table:table-cell>
          <table:table-cell office:value-type="float" office:value="636035" calcext:value-type="float">
            <text:p>63603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3:39</text:p>
          </table:table-cell>
          <table:table-cell office:value-type="float" office:value="123.192281" calcext:value-type="float">
            <text:p>123.192281</text:p>
          </table:table-cell>
          <table:table-cell office:value-type="float" office:value="10.041756" calcext:value-type="float">
            <text:p>10.041756</text:p>
          </table:table-cell>
          <table:table-cell office:value-type="float" office:value="0" calcext:value-type="float">
            <text:p>0</text:p>
          </table:table-cell>
          <table:table-cell office:value-type="float" office:value="1732510" calcext:value-type="float">
            <text:p>17325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3:40</text:p>
          </table:table-cell>
          <table:table-cell office:value-type="float" office:value="105.115903" calcext:value-type="float">
            <text:p>105.115903</text:p>
          </table:table-cell>
          <table:table-cell office:value-type="float" office:value="3.343957" calcext:value-type="float">
            <text:p>3.343957</text:p>
          </table:table-cell>
          <table:table-cell office:value-type="float" office:value="0" calcext:value-type="float">
            <text:p>0</text:p>
          </table:table-cell>
          <table:table-cell office:value-type="float" office:value="441164" calcext:value-type="float">
            <text:p>44116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3:41</text:p>
          </table:table-cell>
          <table:table-cell office:value-type="float" office:value="88.030782" calcext:value-type="float">
            <text:p>88.030782</text:p>
          </table:table-cell>
          <table:table-cell office:value-type="float" office:value="6.26537" calcext:value-type="float">
            <text:p>6.26537</text:p>
          </table:table-cell>
          <table:table-cell office:value-type="float" office:value="0" calcext:value-type="float">
            <text:p>0</text:p>
          </table:table-cell>
          <table:table-cell office:value-type="float" office:value="845100" calcext:value-type="float">
            <text:p>8451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3:42</text:p>
          </table:table-cell>
          <table:table-cell office:value-type="float" office:value="67.88" calcext:value-type="float">
            <text:p>67.88</text:p>
          </table:table-cell>
          <table:table-cell office:value-type="float" office:value="16.729744" calcext:value-type="float">
            <text:p>16.729744</text:p>
          </table:table-cell>
          <table:table-cell office:value-type="float" office:value="0" calcext:value-type="float">
            <text:p>0</text:p>
          </table:table-cell>
          <table:table-cell office:value-type="float" office:value="1972445" calcext:value-type="float">
            <text:p>197244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3:43</text:p>
          </table:table-cell>
          <table:table-cell office:value-type="float" office:value="52.68944" calcext:value-type="float">
            <text:p>52.68944</text:p>
          </table:table-cell>
          <table:table-cell office:value-type="float" office:value="12.499515" calcext:value-type="float">
            <text:p>12.499515</text:p>
          </table:table-cell>
          <table:table-cell office:value-type="float" office:value="0" calcext:value-type="float">
            <text:p>0</text:p>
          </table:table-cell>
          <table:table-cell office:value-type="float" office:value="1801288" calcext:value-type="float">
            <text:p>180128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3:44</text:p>
          </table:table-cell>
          <table:table-cell office:value-type="float" office:value="39.868526" calcext:value-type="float">
            <text:p>39.868526</text:p>
          </table:table-cell>
          <table:table-cell office:value-type="float" office:value="3.696166" calcext:value-type="float">
            <text:p>3.696166</text:p>
          </table:table-cell>
          <table:table-cell office:value-type="float" office:value="0" calcext:value-type="float">
            <text:p>0</text:p>
          </table:table-cell>
          <table:table-cell office:value-type="float" office:value="1126347" calcext:value-type="float">
            <text:p>112634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3:45</text:p>
          </table:table-cell>
          <table:table-cell office:value-type="float" office:value="16.338842" calcext:value-type="float">
            <text:p>16.338842</text:p>
          </table:table-cell>
          <table:table-cell office:value-type="float" office:value="7.06257" calcext:value-type="float">
            <text:p>7.06257</text:p>
          </table:table-cell>
          <table:table-cell office:value-type="float" office:value="0" calcext:value-type="float">
            <text:p>0</text:p>
          </table:table-cell>
          <table:table-cell office:value-type="float" office:value="1548689" calcext:value-type="float">
            <text:p>154868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3:46</text:p>
          </table:table-cell>
          <table:table-cell office:value-type="float" office:value="9.027538" calcext:value-type="float">
            <text:p>9.027538</text:p>
          </table:table-cell>
          <table:table-cell office:value-type="float" office:value="1.587483" calcext:value-type="float">
            <text:p>1.587483</text:p>
          </table:table-cell>
          <table:table-cell office:value-type="float" office:value="0" calcext:value-type="float">
            <text:p>0</text:p>
          </table:table-cell>
          <table:table-cell office:value-type="float" office:value="864255" calcext:value-type="float">
            <text:p>86425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3:47</text:p>
          </table:table-cell>
          <table:table-cell office:value-type="float" office:value="2.364796" calcext:value-type="float">
            <text:p>2.364796</text:p>
          </table:table-cell>
          <table:table-cell office:value-type="float" office:value="3.703457" calcext:value-type="float">
            <text:p>3.703457</text:p>
          </table:table-cell>
          <table:table-cell office:value-type="float" office:value="0" calcext:value-type="float">
            <text:p>0</text:p>
          </table:table-cell>
          <table:table-cell office:value-type="float" office:value="1879033" calcext:value-type="float">
            <text:p>187903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3:48</text:p>
          </table:table-cell>
          <table:table-cell office:value-type="float" office:value="8.49206" calcext:value-type="float">
            <text:p>8.49206</text:p>
          </table:table-cell>
          <table:table-cell office:value-type="float" office:value="13.08446" calcext:value-type="float">
            <text:p>13.08446</text:p>
          </table:table-cell>
          <table:table-cell office:value-type="float" office:value="0" calcext:value-type="float">
            <text:p>0</text:p>
          </table:table-cell>
          <table:table-cell office:value-type="float" office:value="3009626" calcext:value-type="float">
            <text:p>300962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3:49</text:p>
          </table:table-cell>
          <table:table-cell office:value-type="float" office:value="10.091322" calcext:value-type="float">
            <text:p>10.091322</text:p>
          </table:table-cell>
          <table:table-cell office:value-type="float" office:value="2.672617" calcext:value-type="float">
            <text:p>2.672617</text:p>
          </table:table-cell>
          <table:table-cell office:value-type="float" office:value="0" calcext:value-type="float">
            <text:p>0</text:p>
          </table:table-cell>
          <table:table-cell office:value-type="float" office:value="2105738" calcext:value-type="float">
            <text:p>210573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3:50</text:p>
          </table:table-cell>
          <table:table-cell office:value-type="float" office:value="3.404674" calcext:value-type="float">
            <text:p>3.404674</text:p>
          </table:table-cell>
          <table:table-cell office:value-type="float" office:value="4.855746" calcext:value-type="float">
            <text:p>4.855746</text:p>
          </table:table-cell>
          <table:table-cell office:value-type="float" office:value="0" calcext:value-type="float">
            <text:p>0</text:p>
          </table:table-cell>
          <table:table-cell office:value-type="float" office:value="2124325" calcext:value-type="float">
            <text:p>212432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3:51</text:p>
          </table:table-cell>
          <table:table-cell office:value-type="float" office:value="6.6431" calcext:value-type="float">
            <text:p>6.6431</text:p>
          </table:table-cell>
          <table:table-cell office:value-type="float" office:value="4.114426" calcext:value-type="float">
            <text:p>4.114426</text:p>
          </table:table-cell>
          <table:table-cell office:value-type="float" office:value="0" calcext:value-type="float">
            <text:p>0</text:p>
          </table:table-cell>
          <table:table-cell office:value-type="float" office:value="1824380" calcext:value-type="float">
            <text:p>182438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3:52</text:p>
          </table:table-cell>
          <table:table-cell office:value-type="float" office:value="4.399945" calcext:value-type="float">
            <text:p>4.399945</text:p>
          </table:table-cell>
          <table:table-cell office:value-type="float" office:value="1.185931" calcext:value-type="float">
            <text:p>1.185931</text:p>
          </table:table-cell>
          <table:table-cell office:value-type="float" office:value="0" calcext:value-type="float">
            <text:p>0</text:p>
          </table:table-cell>
          <table:table-cell office:value-type="float" office:value="620105" calcext:value-type="float">
            <text:p>62010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3:53</text:p>
          </table:table-cell>
          <table:table-cell office:value-type="float" office:value="4.227306" calcext:value-type="float">
            <text:p>4.227306</text:p>
          </table:table-cell>
          <table:table-cell office:value-type="float" office:value="1.057024" calcext:value-type="float">
            <text:p>1.057024</text:p>
          </table:table-cell>
          <table:table-cell office:value-type="float" office:value="0" calcext:value-type="float">
            <text:p>0</text:p>
          </table:table-cell>
          <table:table-cell office:value-type="float" office:value="629501" calcext:value-type="float">
            <text:p>62950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3:54</text:p>
          </table:table-cell>
          <table:table-cell office:value-type="float" office:value="1.960147" calcext:value-type="float">
            <text:p>1.960147</text:p>
          </table:table-cell>
          <table:table-cell office:value-type="float" office:value="1.058507" calcext:value-type="float">
            <text:p>1.058507</text:p>
          </table:table-cell>
          <table:table-cell office:value-type="float" office:value="0" calcext:value-type="float">
            <text:p>0</text:p>
          </table:table-cell>
          <table:table-cell office:value-type="float" office:value="1406258" calcext:value-type="float">
            <text:p>140625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3:55</text:p>
          </table:table-cell>
          <table:table-cell office:value-type="float" office:value="4.792573" calcext:value-type="float">
            <text:p>4.792573</text:p>
          </table:table-cell>
          <table:table-cell office:value-type="float" office:value="2.13685" calcext:value-type="float">
            <text:p>2.13685</text:p>
          </table:table-cell>
          <table:table-cell office:value-type="float" office:value="0" calcext:value-type="float">
            <text:p>0</text:p>
          </table:table-cell>
          <table:table-cell office:value-type="float" office:value="1434209" calcext:value-type="float">
            <text:p>143420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3:56</text:p>
          </table:table-cell>
          <table:table-cell office:value-type="float" office:value="5.427968" calcext:value-type="float">
            <text:p>5.427968</text:p>
          </table:table-cell>
          <table:table-cell office:value-type="float" office:value="4.085268" calcext:value-type="float">
            <text:p>4.085268</text:p>
          </table:table-cell>
          <table:table-cell office:value-type="float" office:value="0" calcext:value-type="float">
            <text:p>0</text:p>
          </table:table-cell>
          <table:table-cell office:value-type="float" office:value="3901171" calcext:value-type="float">
            <text:p>390117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3:57</text:p>
          </table:table-cell>
          <table:table-cell office:value-type="float" office:value="6.184893" calcext:value-type="float">
            <text:p>6.184893</text:p>
          </table:table-cell>
          <table:table-cell office:value-type="float" office:value="6.459002" calcext:value-type="float">
            <text:p>6.459002</text:p>
          </table:table-cell>
          <table:table-cell office:value-type="float" office:value="0" calcext:value-type="float">
            <text:p>0</text:p>
          </table:table-cell>
          <table:table-cell office:value-type="float" office:value="3365968" calcext:value-type="float">
            <text:p>336596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3:58</text:p>
          </table:table-cell>
          <table:table-cell office:value-type="float" office:value="7.343038" calcext:value-type="float">
            <text:p>7.343038</text:p>
          </table:table-cell>
          <table:table-cell office:value-type="float" office:value="2.535229" calcext:value-type="float">
            <text:p>2.535229</text:p>
          </table:table-cell>
          <table:table-cell office:value-type="float" office:value="0" calcext:value-type="float">
            <text:p>0</text:p>
          </table:table-cell>
          <table:table-cell office:value-type="float" office:value="2503025" calcext:value-type="float">
            <text:p>250302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3:59</text:p>
          </table:table-cell>
          <table:table-cell office:value-type="float" office:value="1.709502" calcext:value-type="float">
            <text:p>1.709502</text:p>
          </table:table-cell>
          <table:table-cell office:value-type="float" office:value="0.578581" calcext:value-type="float">
            <text:p>0.578581</text:p>
          </table:table-cell>
          <table:table-cell office:value-type="float" office:value="0" calcext:value-type="float">
            <text:p>0</text:p>
          </table:table-cell>
          <table:table-cell office:value-type="float" office:value="1304911" calcext:value-type="float">
            <text:p>130491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4:00</text:p>
          </table:table-cell>
          <table:table-cell office:value-type="float" office:value="1.760641" calcext:value-type="float">
            <text:p>1.760641</text:p>
          </table:table-cell>
          <table:table-cell office:value-type="float" office:value="0.707628" calcext:value-type="float">
            <text:p>0.707628</text:p>
          </table:table-cell>
          <table:table-cell office:value-type="float" office:value="0" calcext:value-type="float">
            <text:p>0</text:p>
          </table:table-cell>
          <table:table-cell office:value-type="float" office:value="1478846" calcext:value-type="float">
            <text:p>147884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4:01</text:p>
          </table:table-cell>
          <table:table-cell office:value-type="float" office:value="1.921652" calcext:value-type="float">
            <text:p>1.921652</text:p>
          </table:table-cell>
          <table:table-cell office:value-type="float" office:value="0.472048" calcext:value-type="float">
            <text:p>0.472048</text:p>
          </table:table-cell>
          <table:table-cell office:value-type="float" office:value="0" calcext:value-type="float">
            <text:p>0</text:p>
          </table:table-cell>
          <table:table-cell office:value-type="float" office:value="997598" calcext:value-type="float">
            <text:p>99759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4:02</text:p>
          </table:table-cell>
          <table:table-cell office:value-type="float" office:value="5.490661" calcext:value-type="float">
            <text:p>5.490661</text:p>
          </table:table-cell>
          <table:table-cell office:value-type="float" office:value="1.159703" calcext:value-type="float">
            <text:p>1.159703</text:p>
          </table:table-cell>
          <table:table-cell office:value-type="float" office:value="0" calcext:value-type="float">
            <text:p>0</text:p>
          </table:table-cell>
          <table:table-cell office:value-type="float" office:value="1022900" calcext:value-type="float">
            <text:p>102290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4:03</text:p>
          </table:table-cell>
          <table:table-cell office:value-type="float" office:value="1.714987" calcext:value-type="float">
            <text:p>1.714987</text:p>
          </table:table-cell>
          <table:table-cell office:value-type="float" office:value="1.543458" calcext:value-type="float">
            <text:p>1.543458</text:p>
          </table:table-cell>
          <table:table-cell office:value-type="float" office:value="0" calcext:value-type="float">
            <text:p>0</text:p>
          </table:table-cell>
          <table:table-cell office:value-type="float" office:value="1954087" calcext:value-type="float">
            <text:p>195408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4:04</text:p>
          </table:table-cell>
          <table:table-cell office:value-type="float" office:value="1.655637" calcext:value-type="float">
            <text:p>1.655637</text:p>
          </table:table-cell>
          <table:table-cell office:value-type="float" office:value="1.075084" calcext:value-type="float">
            <text:p>1.075084</text:p>
          </table:table-cell>
          <table:table-cell office:value-type="float" office:value="0" calcext:value-type="float">
            <text:p>0</text:p>
          </table:table-cell>
          <table:table-cell office:value-type="float" office:value="1589803" calcext:value-type="float">
            <text:p>158980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4:05</text:p>
          </table:table-cell>
          <table:table-cell office:value-type="float" office:value="1.695246" calcext:value-type="float">
            <text:p>1.695246</text:p>
          </table:table-cell>
          <table:table-cell office:value-type="float" office:value="0.753193" calcext:value-type="float">
            <text:p>0.753193</text:p>
          </table:table-cell>
          <table:table-cell office:value-type="float" office:value="0" calcext:value-type="float">
            <text:p>0</text:p>
          </table:table-cell>
          <table:table-cell office:value-type="float" office:value="1351860" calcext:value-type="float">
            <text:p>135186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4:06</text:p>
          </table:table-cell>
          <table:table-cell office:value-type="float" office:value="1.732397" calcext:value-type="float">
            <text:p>1.732397</text:p>
          </table:table-cell>
          <table:table-cell office:value-type="float" office:value="1.183229" calcext:value-type="float">
            <text:p>1.183229</text:p>
          </table:table-cell>
          <table:table-cell office:value-type="float" office:value="0" calcext:value-type="float">
            <text:p>0</text:p>
          </table:table-cell>
          <table:table-cell office:value-type="float" office:value="2002538" calcext:value-type="float">
            <text:p>200253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4:07</text:p>
          </table:table-cell>
          <table:table-cell office:value-type="float" office:value="2.795047" calcext:value-type="float">
            <text:p>2.795047</text:p>
          </table:table-cell>
          <table:table-cell office:value-type="float" office:value="0.83675" calcext:value-type="float">
            <text:p>0.83675</text:p>
          </table:table-cell>
          <table:table-cell office:value-type="float" office:value="0" calcext:value-type="float">
            <text:p>0</text:p>
          </table:table-cell>
          <table:table-cell office:value-type="float" office:value="1072760" calcext:value-type="float">
            <text:p>107276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4:08</text:p>
          </table:table-cell>
          <table:table-cell office:value-type="float" office:value="1.781975" calcext:value-type="float">
            <text:p>1.781975</text:p>
          </table:table-cell>
          <table:table-cell office:value-type="float" office:value="0.64591" calcext:value-type="float">
            <text:p>0.64591</text:p>
          </table:table-cell>
          <table:table-cell office:value-type="float" office:value="0" calcext:value-type="float">
            <text:p>0</text:p>
          </table:table-cell>
          <table:table-cell office:value-type="float" office:value="1558156" calcext:value-type="float">
            <text:p>155815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4:09</text:p>
          </table:table-cell>
          <table:table-cell office:value-type="float" office:value="3.406825" calcext:value-type="float">
            <text:p>3.406825</text:p>
          </table:table-cell>
          <table:table-cell office:value-type="float" office:value="1.479655" calcext:value-type="float">
            <text:p>1.479655</text:p>
          </table:table-cell>
          <table:table-cell office:value-type="float" office:value="0" calcext:value-type="float">
            <text:p>0</text:p>
          </table:table-cell>
          <table:table-cell office:value-type="float" office:value="2129542" calcext:value-type="float">
            <text:p>212954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4:10</text:p>
          </table:table-cell>
          <table:table-cell office:value-type="float" office:value="3.642755" calcext:value-type="float">
            <text:p>3.642755</text:p>
          </table:table-cell>
          <table:table-cell office:value-type="float" office:value="1.764234" calcext:value-type="float">
            <text:p>1.764234</text:p>
          </table:table-cell>
          <table:table-cell office:value-type="float" office:value="0" calcext:value-type="float">
            <text:p>0</text:p>
          </table:table-cell>
          <table:table-cell office:value-type="float" office:value="1623254" calcext:value-type="float">
            <text:p>162325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4:11</text:p>
          </table:table-cell>
          <table:table-cell office:value-type="float" office:value="4.860451" calcext:value-type="float">
            <text:p>4.860451</text:p>
          </table:table-cell>
          <table:table-cell office:value-type="float" office:value="2.241191" calcext:value-type="float">
            <text:p>2.241191</text:p>
          </table:table-cell>
          <table:table-cell office:value-type="float" office:value="0" calcext:value-type="float">
            <text:p>0</text:p>
          </table:table-cell>
          <table:table-cell office:value-type="float" office:value="1764347" calcext:value-type="float">
            <text:p>176434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4:12</text:p>
          </table:table-cell>
          <table:table-cell office:value-type="float" office:value="5.224929" calcext:value-type="float">
            <text:p>5.224929</text:p>
          </table:table-cell>
          <table:table-cell office:value-type="float" office:value="3.682216" calcext:value-type="float">
            <text:p>3.682216</text:p>
          </table:table-cell>
          <table:table-cell office:value-type="float" office:value="0" calcext:value-type="float">
            <text:p>0</text:p>
          </table:table-cell>
          <table:table-cell office:value-type="float" office:value="1720159" calcext:value-type="float">
            <text:p>172015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4:13</text:p>
          </table:table-cell>
          <table:table-cell office:value-type="float" office:value="4.285649" calcext:value-type="float">
            <text:p>4.285649</text:p>
          </table:table-cell>
          <table:table-cell office:value-type="float" office:value="1.271673" calcext:value-type="float">
            <text:p>1.271673</text:p>
          </table:table-cell>
          <table:table-cell office:value-type="float" office:value="0" calcext:value-type="float">
            <text:p>0</text:p>
          </table:table-cell>
          <table:table-cell office:value-type="float" office:value="1528725" calcext:value-type="float">
            <text:p>152872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4:14</text:p>
          </table:table-cell>
          <table:table-cell office:value-type="float" office:value="5.441069" calcext:value-type="float">
            <text:p>5.441069</text:p>
          </table:table-cell>
          <table:table-cell office:value-type="float" office:value="1.035494" calcext:value-type="float">
            <text:p>1.035494</text:p>
          </table:table-cell>
          <table:table-cell office:value-type="float" office:value="0" calcext:value-type="float">
            <text:p>0</text:p>
          </table:table-cell>
          <table:table-cell office:value-type="float" office:value="1196888" calcext:value-type="float">
            <text:p>119688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4:15</text:p>
          </table:table-cell>
          <table:table-cell office:value-type="float" office:value="6.7685" calcext:value-type="float">
            <text:p>6.7685</text:p>
          </table:table-cell>
          <table:table-cell office:value-type="float" office:value="3.64372" calcext:value-type="float">
            <text:p>3.64372</text:p>
          </table:table-cell>
          <table:table-cell office:value-type="float" office:value="0" calcext:value-type="float">
            <text:p>0</text:p>
          </table:table-cell>
          <table:table-cell office:value-type="float" office:value="1294115" calcext:value-type="float">
            <text:p>129411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4:16</text:p>
          </table:table-cell>
          <table:table-cell office:value-type="float" office:value="7.815053" calcext:value-type="float">
            <text:p>7.815053</text:p>
          </table:table-cell>
          <table:table-cell office:value-type="float" office:value="0.752589" calcext:value-type="float">
            <text:p>0.752589</text:p>
          </table:table-cell>
          <table:table-cell office:value-type="float" office:value="0" calcext:value-type="float">
            <text:p>0</text:p>
          </table:table-cell>
          <table:table-cell office:value-type="float" office:value="973223" calcext:value-type="float">
            <text:p>97322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4:17</text:p>
          </table:table-cell>
          <table:table-cell office:value-type="float" office:value="7.339614" calcext:value-type="float">
            <text:p>7.339614</text:p>
          </table:table-cell>
          <table:table-cell office:value-type="float" office:value="2.870919" calcext:value-type="float">
            <text:p>2.870919</text:p>
          </table:table-cell>
          <table:table-cell office:value-type="float" office:value="0" calcext:value-type="float">
            <text:p>0</text:p>
          </table:table-cell>
          <table:table-cell office:value-type="float" office:value="2186770" calcext:value-type="float">
            <text:p>218677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4:18</text:p>
          </table:table-cell>
          <table:table-cell office:value-type="float" office:value="6.974085" calcext:value-type="float">
            <text:p>6.974085</text:p>
          </table:table-cell>
          <table:table-cell office:value-type="float" office:value="1.79658" calcext:value-type="float">
            <text:p>1.79658</text:p>
          </table:table-cell>
          <table:table-cell office:value-type="float" office:value="0" calcext:value-type="float">
            <text:p>0</text:p>
          </table:table-cell>
          <table:table-cell office:value-type="float" office:value="2252060" calcext:value-type="float">
            <text:p>225206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4:19</text:p>
          </table:table-cell>
          <table:table-cell office:value-type="float" office:value="8.017657" calcext:value-type="float">
            <text:p>8.017657</text:p>
          </table:table-cell>
          <table:table-cell office:value-type="float" office:value="2.662268" calcext:value-type="float">
            <text:p>2.662268</text:p>
          </table:table-cell>
          <table:table-cell office:value-type="float" office:value="0" calcext:value-type="float">
            <text:p>0</text:p>
          </table:table-cell>
          <table:table-cell office:value-type="float" office:value="1554619" calcext:value-type="float">
            <text:p>155461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4:20</text:p>
          </table:table-cell>
          <table:table-cell office:value-type="float" office:value="7.102553" calcext:value-type="float">
            <text:p>7.102553</text:p>
          </table:table-cell>
          <table:table-cell office:value-type="float" office:value="4.178367" calcext:value-type="float">
            <text:p>4.178367</text:p>
          </table:table-cell>
          <table:table-cell office:value-type="float" office:value="0" calcext:value-type="float">
            <text:p>0</text:p>
          </table:table-cell>
          <table:table-cell office:value-type="float" office:value="1928049" calcext:value-type="float">
            <text:p>192804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4:21</text:p>
          </table:table-cell>
          <table:table-cell office:value-type="float" office:value="18.85179" calcext:value-type="float">
            <text:p>18.85179</text:p>
          </table:table-cell>
          <table:table-cell office:value-type="float" office:value="9.727041" calcext:value-type="float">
            <text:p>9.727041</text:p>
          </table:table-cell>
          <table:table-cell office:value-type="float" office:value="0" calcext:value-type="float">
            <text:p>0</text:p>
          </table:table-cell>
          <table:table-cell office:value-type="float" office:value="2337176" calcext:value-type="float">
            <text:p>233717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4:22</text:p>
          </table:table-cell>
          <table:table-cell office:value-type="float" office:value="7.543086" calcext:value-type="float">
            <text:p>7.543086</text:p>
          </table:table-cell>
          <table:table-cell office:value-type="float" office:value="3.337318" calcext:value-type="float">
            <text:p>3.337318</text:p>
          </table:table-cell>
          <table:table-cell office:value-type="float" office:value="0" calcext:value-type="float">
            <text:p>0</text:p>
          </table:table-cell>
          <table:table-cell office:value-type="float" office:value="2118395" calcext:value-type="float">
            <text:p>211839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4:23</text:p>
          </table:table-cell>
          <table:table-cell office:value-type="float" office:value="11.804917" calcext:value-type="float">
            <text:p>11.804917</text:p>
          </table:table-cell>
          <table:table-cell office:value-type="float" office:value="6.095627" calcext:value-type="float">
            <text:p>6.095627</text:p>
          </table:table-cell>
          <table:table-cell office:value-type="float" office:value="0" calcext:value-type="float">
            <text:p>0</text:p>
          </table:table-cell>
          <table:table-cell office:value-type="float" office:value="3676167" calcext:value-type="float">
            <text:p>367616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4:24</text:p>
          </table:table-cell>
          <table:table-cell office:value-type="float" office:value="60.404094" calcext:value-type="float">
            <text:p>60.404094</text:p>
          </table:table-cell>
          <table:table-cell office:value-type="float" office:value="1.953768" calcext:value-type="float">
            <text:p>1.953768</text:p>
          </table:table-cell>
          <table:table-cell office:value-type="float" office:value="0" calcext:value-type="float">
            <text:p>0</text:p>
          </table:table-cell>
          <table:table-cell office:value-type="float" office:value="2068042" calcext:value-type="float">
            <text:p>206804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4:25</text:p>
          </table:table-cell>
          <table:table-cell office:value-type="float" office:value="9.482965" calcext:value-type="float">
            <text:p>9.482965</text:p>
          </table:table-cell>
          <table:table-cell office:value-type="float" office:value="7.618761" calcext:value-type="float">
            <text:p>7.618761</text:p>
          </table:table-cell>
          <table:table-cell office:value-type="float" office:value="0" calcext:value-type="float">
            <text:p>0</text:p>
          </table:table-cell>
          <table:table-cell office:value-type="float" office:value="5463892" calcext:value-type="float">
            <text:p>546389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4:26</text:p>
          </table:table-cell>
          <table:table-cell office:value-type="float" office:value="7.979697" calcext:value-type="float">
            <text:p>7.979697</text:p>
          </table:table-cell>
          <table:table-cell office:value-type="float" office:value="4.429208" calcext:value-type="float">
            <text:p>4.429208</text:p>
          </table:table-cell>
          <table:table-cell office:value-type="float" office:value="0" calcext:value-type="float">
            <text:p>0</text:p>
          </table:table-cell>
          <table:table-cell office:value-type="float" office:value="3186596" calcext:value-type="float">
            <text:p>318659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4:27</text:p>
          </table:table-cell>
          <table:table-cell office:value-type="float" office:value="7.031032" calcext:value-type="float">
            <text:p>7.031032</text:p>
          </table:table-cell>
          <table:table-cell office:value-type="float" office:value="2.148085" calcext:value-type="float">
            <text:p>2.148085</text:p>
          </table:table-cell>
          <table:table-cell office:value-type="float" office:value="0" calcext:value-type="float">
            <text:p>0</text:p>
          </table:table-cell>
          <table:table-cell office:value-type="float" office:value="1910899" calcext:value-type="float">
            <text:p>191089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4:28</text:p>
          </table:table-cell>
          <table:table-cell office:value-type="float" office:value="8.538137" calcext:value-type="float">
            <text:p>8.538137</text:p>
          </table:table-cell>
          <table:table-cell office:value-type="float" office:value="1.264055" calcext:value-type="float">
            <text:p>1.264055</text:p>
          </table:table-cell>
          <table:table-cell office:value-type="float" office:value="0" calcext:value-type="float">
            <text:p>0</text:p>
          </table:table-cell>
          <table:table-cell office:value-type="float" office:value="1640893" calcext:value-type="float">
            <text:p>164089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4:29</text:p>
          </table:table-cell>
          <table:table-cell office:value-type="float" office:value="6.820836" calcext:value-type="float">
            <text:p>6.820836</text:p>
          </table:table-cell>
          <table:table-cell office:value-type="float" office:value="4.018841" calcext:value-type="float">
            <text:p>4.018841</text:p>
          </table:table-cell>
          <table:table-cell office:value-type="float" office:value="0" calcext:value-type="float">
            <text:p>0</text:p>
          </table:table-cell>
          <table:table-cell office:value-type="float" office:value="4514137" calcext:value-type="float">
            <text:p>451413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4:30</text:p>
          </table:table-cell>
          <table:table-cell office:value-type="float" office:value="16.530253" calcext:value-type="float">
            <text:p>16.530253</text:p>
          </table:table-cell>
          <table:table-cell office:value-type="float" office:value="9.97644" calcext:value-type="float">
            <text:p>9.97644</text:p>
          </table:table-cell>
          <table:table-cell office:value-type="float" office:value="0" calcext:value-type="float">
            <text:p>0</text:p>
          </table:table-cell>
          <table:table-cell office:value-type="float" office:value="5436231" calcext:value-type="float">
            <text:p>543623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4:31</text:p>
          </table:table-cell>
          <table:table-cell office:value-type="float" office:value="15.116215" calcext:value-type="float">
            <text:p>15.116215</text:p>
          </table:table-cell>
          <table:table-cell office:value-type="float" office:value="4.398649" calcext:value-type="float">
            <text:p>4.398649</text:p>
          </table:table-cell>
          <table:table-cell office:value-type="float" office:value="0" calcext:value-type="float">
            <text:p>0</text:p>
          </table:table-cell>
          <table:table-cell office:value-type="float" office:value="1956664" calcext:value-type="float">
            <text:p>195666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4:32</text:p>
          </table:table-cell>
          <table:table-cell office:value-type="float" office:value="7.833644" calcext:value-type="float">
            <text:p>7.833644</text:p>
          </table:table-cell>
          <table:table-cell office:value-type="float" office:value="1.176884" calcext:value-type="float">
            <text:p>1.176884</text:p>
          </table:table-cell>
          <table:table-cell office:value-type="float" office:value="0" calcext:value-type="float">
            <text:p>0</text:p>
          </table:table-cell>
          <table:table-cell office:value-type="float" office:value="1645432" calcext:value-type="float">
            <text:p>164543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4:33</text:p>
          </table:table-cell>
          <table:table-cell office:value-type="float" office:value="5.245777" calcext:value-type="float">
            <text:p>5.245777</text:p>
          </table:table-cell>
          <table:table-cell office:value-type="float" office:value="1.154965" calcext:value-type="float">
            <text:p>1.154965</text:p>
          </table:table-cell>
          <table:table-cell office:value-type="float" office:value="0" calcext:value-type="float">
            <text:p>0</text:p>
          </table:table-cell>
          <table:table-cell office:value-type="float" office:value="1448008" calcext:value-type="float">
            <text:p>144800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4:34</text:p>
          </table:table-cell>
          <table:table-cell office:value-type="float" office:value="22.585071" calcext:value-type="float">
            <text:p>22.585071</text:p>
          </table:table-cell>
          <table:table-cell office:value-type="float" office:value="3.8737" calcext:value-type="float">
            <text:p>3.8737</text:p>
          </table:table-cell>
          <table:table-cell office:value-type="float" office:value="0" calcext:value-type="float">
            <text:p>0</text:p>
          </table:table-cell>
          <table:table-cell office:value-type="float" office:value="2817585" calcext:value-type="float">
            <text:p>281758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4:35</text:p>
          </table:table-cell>
          <table:table-cell office:value-type="float" office:value="26.839134" calcext:value-type="float">
            <text:p>26.839134</text:p>
          </table:table-cell>
          <table:table-cell office:value-type="float" office:value="23.105467" calcext:value-type="float">
            <text:p>23.105467</text:p>
          </table:table-cell>
          <table:table-cell office:value-type="float" office:value="0" calcext:value-type="float">
            <text:p>0</text:p>
          </table:table-cell>
          <table:table-cell office:value-type="float" office:value="7246294" calcext:value-type="float">
            <text:p>724629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4:36</text:p>
          </table:table-cell>
          <table:table-cell office:value-type="float" office:value="20.580992" calcext:value-type="float">
            <text:p>20.580992</text:p>
          </table:table-cell>
          <table:table-cell office:value-type="float" office:value="26.615034" calcext:value-type="float">
            <text:p>26.615034</text:p>
          </table:table-cell>
          <table:table-cell office:value-type="float" office:value="0" calcext:value-type="float">
            <text:p>0</text:p>
          </table:table-cell>
          <table:table-cell office:value-type="float" office:value="5653110" calcext:value-type="float">
            <text:p>565311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4:37</text:p>
          </table:table-cell>
          <table:table-cell office:value-type="float" office:value="24.357319" calcext:value-type="float">
            <text:p>24.357319</text:p>
          </table:table-cell>
          <table:table-cell office:value-type="float" office:value="6.099891" calcext:value-type="float">
            <text:p>6.099891</text:p>
          </table:table-cell>
          <table:table-cell office:value-type="float" office:value="0" calcext:value-type="float">
            <text:p>0</text:p>
          </table:table-cell>
          <table:table-cell office:value-type="float" office:value="2049042" calcext:value-type="float">
            <text:p>204904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4:38</text:p>
          </table:table-cell>
          <table:table-cell office:value-type="float" office:value="7.42671" calcext:value-type="float">
            <text:p>7.42671</text:p>
          </table:table-cell>
          <table:table-cell office:value-type="float" office:value="3.183742" calcext:value-type="float">
            <text:p>3.183742</text:p>
          </table:table-cell>
          <table:table-cell office:value-type="float" office:value="0" calcext:value-type="float">
            <text:p>0</text:p>
          </table:table-cell>
          <table:table-cell office:value-type="float" office:value="3266725" calcext:value-type="float">
            <text:p>326672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4:39</text:p>
          </table:table-cell>
          <table:table-cell office:value-type="float" office:value="5.74292" calcext:value-type="float">
            <text:p>5.74292</text:p>
          </table:table-cell>
          <table:table-cell office:value-type="float" office:value="0.679024" calcext:value-type="float">
            <text:p>0.679024</text:p>
          </table:table-cell>
          <table:table-cell office:value-type="float" office:value="0" calcext:value-type="float">
            <text:p>0</text:p>
          </table:table-cell>
          <table:table-cell office:value-type="float" office:value="930282" calcext:value-type="float">
            <text:p>93028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4:40</text:p>
          </table:table-cell>
          <table:table-cell office:value-type="float" office:value="7.595267" calcext:value-type="float">
            <text:p>7.595267</text:p>
          </table:table-cell>
          <table:table-cell office:value-type="float" office:value="2.475013" calcext:value-type="float">
            <text:p>2.475013</text:p>
          </table:table-cell>
          <table:table-cell office:value-type="float" office:value="0" calcext:value-type="float">
            <text:p>0</text:p>
          </table:table-cell>
          <table:table-cell office:value-type="float" office:value="2397398" calcext:value-type="float">
            <text:p>239739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4:41</text:p>
          </table:table-cell>
          <table:table-cell office:value-type="float" office:value="13.651073" calcext:value-type="float">
            <text:p>13.651073</text:p>
          </table:table-cell>
          <table:table-cell office:value-type="float" office:value="10.771431" calcext:value-type="float">
            <text:p>10.771431</text:p>
          </table:table-cell>
          <table:table-cell office:value-type="float" office:value="0" calcext:value-type="float">
            <text:p>0</text:p>
          </table:table-cell>
          <table:table-cell office:value-type="float" office:value="4613487" calcext:value-type="float">
            <text:p>461348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4:42</text:p>
          </table:table-cell>
          <table:table-cell office:value-type="float" office:value="21.516129" calcext:value-type="float">
            <text:p>21.516129</text:p>
          </table:table-cell>
          <table:table-cell office:value-type="float" office:value="25.959655" calcext:value-type="float">
            <text:p>25.959655</text:p>
          </table:table-cell>
          <table:table-cell office:value-type="float" office:value="0" calcext:value-type="float">
            <text:p>0</text:p>
          </table:table-cell>
          <table:table-cell office:value-type="float" office:value="5585256" calcext:value-type="float">
            <text:p>558525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4:43</text:p>
          </table:table-cell>
          <table:table-cell office:value-type="float" office:value="17.611212" calcext:value-type="float">
            <text:p>17.611212</text:p>
          </table:table-cell>
          <table:table-cell office:value-type="float" office:value="5.393261" calcext:value-type="float">
            <text:p>5.393261</text:p>
          </table:table-cell>
          <table:table-cell office:value-type="float" office:value="0" calcext:value-type="float">
            <text:p>0</text:p>
          </table:table-cell>
          <table:table-cell office:value-type="float" office:value="1863637" calcext:value-type="float">
            <text:p>186363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4:44</text:p>
          </table:table-cell>
          <table:table-cell office:value-type="float" office:value="5.079124" calcext:value-type="float">
            <text:p>5.079124</text:p>
          </table:table-cell>
          <table:table-cell office:value-type="float" office:value="2.615376" calcext:value-type="float">
            <text:p>2.615376</text:p>
          </table:table-cell>
          <table:table-cell office:value-type="float" office:value="0" calcext:value-type="float">
            <text:p>0</text:p>
          </table:table-cell>
          <table:table-cell office:value-type="float" office:value="3630948" calcext:value-type="float">
            <text:p>363094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4:45</text:p>
          </table:table-cell>
          <table:table-cell office:value-type="float" office:value="7.373603" calcext:value-type="float">
            <text:p>7.373603</text:p>
          </table:table-cell>
          <table:table-cell office:value-type="float" office:value="2.095675" calcext:value-type="float">
            <text:p>2.095675</text:p>
          </table:table-cell>
          <table:table-cell office:value-type="float" office:value="0" calcext:value-type="float">
            <text:p>0</text:p>
          </table:table-cell>
          <table:table-cell office:value-type="float" office:value="2641289" calcext:value-type="float">
            <text:p>264128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4:46</text:p>
          </table:table-cell>
          <table:table-cell office:value-type="float" office:value="4.867524" calcext:value-type="float">
            <text:p>4.867524</text:p>
          </table:table-cell>
          <table:table-cell office:value-type="float" office:value="1.15163" calcext:value-type="float">
            <text:p>1.15163</text:p>
          </table:table-cell>
          <table:table-cell office:value-type="float" office:value="0" calcext:value-type="float">
            <text:p>0</text:p>
          </table:table-cell>
          <table:table-cell office:value-type="float" office:value="2099581" calcext:value-type="float">
            <text:p>209958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4:47</text:p>
          </table:table-cell>
          <table:table-cell office:value-type="float" office:value="7.263546" calcext:value-type="float">
            <text:p>7.263546</text:p>
          </table:table-cell>
          <table:table-cell office:value-type="float" office:value="3.029949" calcext:value-type="float">
            <text:p>3.029949</text:p>
          </table:table-cell>
          <table:table-cell office:value-type="float" office:value="0" calcext:value-type="float">
            <text:p>0</text:p>
          </table:table-cell>
          <table:table-cell office:value-type="float" office:value="2523792" calcext:value-type="float">
            <text:p>252379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4:48</text:p>
          </table:table-cell>
          <table:table-cell office:value-type="float" office:value="5.615605" calcext:value-type="float">
            <text:p>5.615605</text:p>
          </table:table-cell>
          <table:table-cell office:value-type="float" office:value="1.868091" calcext:value-type="float">
            <text:p>1.868091</text:p>
          </table:table-cell>
          <table:table-cell office:value-type="float" office:value="0" calcext:value-type="float">
            <text:p>0</text:p>
          </table:table-cell>
          <table:table-cell office:value-type="float" office:value="1949385" calcext:value-type="float">
            <text:p>194938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4:49</text:p>
          </table:table-cell>
          <table:table-cell office:value-type="float" office:value="12.288069" calcext:value-type="float">
            <text:p>12.288069</text:p>
          </table:table-cell>
          <table:table-cell office:value-type="float" office:value="2.065821" calcext:value-type="float">
            <text:p>2.065821</text:p>
          </table:table-cell>
          <table:table-cell office:value-type="float" office:value="0" calcext:value-type="float">
            <text:p>0</text:p>
          </table:table-cell>
          <table:table-cell office:value-type="float" office:value="1942701" calcext:value-type="float">
            <text:p>194270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4:50</text:p>
          </table:table-cell>
          <table:table-cell office:value-type="float" office:value="4.02948" calcext:value-type="float">
            <text:p>4.02948</text:p>
          </table:table-cell>
          <table:table-cell office:value-type="float" office:value="0.717253" calcext:value-type="float">
            <text:p>0.717253</text:p>
          </table:table-cell>
          <table:table-cell office:value-type="float" office:value="0" calcext:value-type="float">
            <text:p>0</text:p>
          </table:table-cell>
          <table:table-cell office:value-type="float" office:value="1759292" calcext:value-type="float">
            <text:p>175929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4:51</text:p>
          </table:table-cell>
          <table:table-cell office:value-type="float" office:value="5.921765" calcext:value-type="float">
            <text:p>5.921765</text:p>
          </table:table-cell>
          <table:table-cell office:value-type="float" office:value="2.42231" calcext:value-type="float">
            <text:p>2.42231</text:p>
          </table:table-cell>
          <table:table-cell office:value-type="float" office:value="0" calcext:value-type="float">
            <text:p>0</text:p>
          </table:table-cell>
          <table:table-cell office:value-type="float" office:value="2034092" calcext:value-type="float">
            <text:p>203409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4:52</text:p>
          </table:table-cell>
          <table:table-cell office:value-type="float" office:value="58.6219" calcext:value-type="float">
            <text:p>58.6219</text:p>
          </table:table-cell>
          <table:table-cell office:value-type="float" office:value="3.079427" calcext:value-type="float">
            <text:p>3.079427</text:p>
          </table:table-cell>
          <table:table-cell office:value-type="float" office:value="0" calcext:value-type="float">
            <text:p>0</text:p>
          </table:table-cell>
          <table:table-cell office:value-type="float" office:value="2200415" calcext:value-type="float">
            <text:p>220041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4:53</text:p>
          </table:table-cell>
          <table:table-cell office:value-type="float" office:value="54.902131" calcext:value-type="float">
            <text:p>54.902131</text:p>
          </table:table-cell>
          <table:table-cell office:value-type="float" office:value="1.366426" calcext:value-type="float">
            <text:p>1.366426</text:p>
          </table:table-cell>
          <table:table-cell office:value-type="float" office:value="0" calcext:value-type="float">
            <text:p>0</text:p>
          </table:table-cell>
          <table:table-cell office:value-type="float" office:value="1748729" calcext:value-type="float">
            <text:p>174872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4:54</text:p>
          </table:table-cell>
          <table:table-cell office:value-type="float" office:value="62.278985" calcext:value-type="float">
            <text:p>62.278985</text:p>
          </table:table-cell>
          <table:table-cell office:value-type="float" office:value="2.5785" calcext:value-type="float">
            <text:p>2.5785</text:p>
          </table:table-cell>
          <table:table-cell office:value-type="float" office:value="0" calcext:value-type="float">
            <text:p>0</text:p>
          </table:table-cell>
          <table:table-cell office:value-type="float" office:value="2260320" calcext:value-type="float">
            <text:p>22603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4:55</text:p>
          </table:table-cell>
          <table:table-cell office:value-type="float" office:value="11.551892" calcext:value-type="float">
            <text:p>11.551892</text:p>
          </table:table-cell>
          <table:table-cell office:value-type="float" office:value="9.533099" calcext:value-type="float">
            <text:p>9.533099</text:p>
          </table:table-cell>
          <table:table-cell office:value-type="float" office:value="0" calcext:value-type="float">
            <text:p>0</text:p>
          </table:table-cell>
          <table:table-cell office:value-type="float" office:value="3520221" calcext:value-type="float">
            <text:p>352022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4:56</text:p>
          </table:table-cell>
          <table:table-cell office:value-type="float" office:value="66.719074" calcext:value-type="float">
            <text:p>66.719074</text:p>
          </table:table-cell>
          <table:table-cell office:value-type="float" office:value="11.448164" calcext:value-type="float">
            <text:p>11.448164</text:p>
          </table:table-cell>
          <table:table-cell office:value-type="float" office:value="0" calcext:value-type="float">
            <text:p>0</text:p>
          </table:table-cell>
          <table:table-cell office:value-type="float" office:value="4514176" calcext:value-type="float">
            <text:p>451417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4:57</text:p>
          </table:table-cell>
          <table:table-cell office:value-type="float" office:value="7.203029" calcext:value-type="float">
            <text:p>7.203029</text:p>
          </table:table-cell>
          <table:table-cell office:value-type="float" office:value="1.80219" calcext:value-type="float">
            <text:p>1.80219</text:p>
          </table:table-cell>
          <table:table-cell office:value-type="float" office:value="0" calcext:value-type="float">
            <text:p>0</text:p>
          </table:table-cell>
          <table:table-cell office:value-type="float" office:value="2289803" calcext:value-type="float">
            <text:p>228980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4:58</text:p>
          </table:table-cell>
          <table:table-cell office:value-type="float" office:value="3.503524" calcext:value-type="float">
            <text:p>3.503524</text:p>
          </table:table-cell>
          <table:table-cell office:value-type="float" office:value="0.280235" calcext:value-type="float">
            <text:p>0.280235</text:p>
          </table:table-cell>
          <table:table-cell office:value-type="float" office:value="0" calcext:value-type="float">
            <text:p>0</text:p>
          </table:table-cell>
          <table:table-cell office:value-type="float" office:value="616070" calcext:value-type="float">
            <text:p>61607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4:59</text:p>
          </table:table-cell>
          <table:table-cell office:value-type="float" office:value="2.503117" calcext:value-type="float">
            <text:p>2.503117</text:p>
          </table:table-cell>
          <table:table-cell office:value-type="float" office:value="0.25021" calcext:value-type="float">
            <text:p>0.25021</text:p>
          </table:table-cell>
          <table:table-cell office:value-type="float" office:value="0" calcext:value-type="float">
            <text:p>0</text:p>
          </table:table-cell>
          <table:table-cell office:value-type="float" office:value="344464" calcext:value-type="float">
            <text:p>34446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5:00</text:p>
          </table:table-cell>
          <table:table-cell office:value-type="float" office:value="0.550626" calcext:value-type="float">
            <text:p>0.550626</text:p>
          </table:table-cell>
          <table:table-cell office:value-type="float" office:value="0.412452" calcext:value-type="float">
            <text:p>0.412452</text:p>
          </table:table-cell>
          <table:table-cell office:value-type="float" office:value="0" calcext:value-type="float">
            <text:p>0</text:p>
          </table:table-cell>
          <table:table-cell office:value-type="float" office:value="120218" calcext:value-type="float">
            <text:p>1202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5:01</text:p>
          </table:table-cell>
          <table:table-cell office:value-type="float" office:value="0.211957" calcext:value-type="float">
            <text:p>0.211957</text:p>
          </table:table-cell>
          <table:table-cell office:value-type="float" office:value="0.106894" calcext:value-type="float">
            <text:p>0.106894</text:p>
          </table:table-cell>
          <table:table-cell office:value-type="float" office:value="0" calcext:value-type="float">
            <text:p>0</text:p>
          </table:table-cell>
          <table:table-cell office:value-type="float" office:value="93737" calcext:value-type="float">
            <text:p>937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9-08</text:p>
          </table:table-cell>
          <table:table-cell office:value-type="string" calcext:value-type="string">
            <text:p>12:35:02</text:p>
          </table:table-cell>
          <table:table-cell office:value-type="float" office:value="0.204143" calcext:value-type="float">
            <text:p>0.204143</text:p>
          </table:table-cell>
          <table:table-cell office:value-type="float" office:value="0.882469" calcext:value-type="float">
            <text:p>0.882469</text:p>
          </table:table-cell>
          <table:table-cell office:value-type="float" office:value="0" calcext:value-type="float">
            <text:p>0</text:p>
          </table:table-cell>
          <table:table-cell office:value-type="float" office:value="64372" calcext:value-type="float">
            <text:p>64372</text:p>
          </table:table-cell>
          <table:table-cell office:value-type="float" office:value="0" calcext:value-type="float">
            <text:p>0</text:p>
          </table:table-cell>
        </table:table-row>
      </table:table>
      <table:table table:name="foo" table:style-name="ta1">
        <office:forms form:automatic-focus="false" form:apply-design-mode="false"/>
        <table:shapes>
          <draw:frame draw:z-index="0" draw:style-name="gr1" draw:text-style-name="P1" svg:width="159.99mm" svg:height="89.99mm" svg:x="298.43mm" svg:y="8.45mm">
            <loext:p draw:notify-on-update-of-ranges="foo.T1:foo.T1 foo.T2:foo.T30 foo.J1:foo.J1 foo.J2:foo.J30 foo.T1:foo.T1 foo.T2:foo.T30 foo.K1:foo.K1 foo.K2:foo.K3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86.46mm" svg:y="103.87mm">
            <loext:p draw:notify-on-update-of-ranges="foo.T2:foo.T30 foo.D1:foo.D1 foo.D2:foo.D30 foo.T2:foo.T30 foo.E1:foo.E1 foo.E2:foo.E30 foo.T2:foo.T30 foo.F1:foo.F1 foo.F2:foo.F30 foo.T2:foo.T30 foo.G1:foo.G1 foo.G2:foo.G3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286.46mm" svg:y="198.69mm">
            <loext:p draw:notify-on-update-of-ranges="foo.T2:foo.T30 foo.A1:foo.A1 foo.A2:foo.A30 foo.T2:foo.T30 foo.N1:foo.N1 foo.N2:foo.N30 foo.T2:foo.T30 foo.O1:foo.O1 foo.O2:foo.O30 foo.T2:foo.T30 foo.P1:foo.P1 foo.P2:foo.P30 foo.T2:foo.T30 foo.Q1:foo.Q1 foo.Q2:foo.Q30 foo.T2:foo.T30 foo.R1:foo.R1 foo.R2:foo.R3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0.01mm" svg:y="144.5mm">
            <loext:p draw:notify-on-update-of-ranges="foo.A1:foo.A1 foo.A2:foo.A30 foo.J1:foo.J1 foo.J2:foo.J30 foo.A1:foo.A1 foo.A2:foo.A30 foo.K1:foo.K1 foo.K2:foo.K3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11.58mm" svg:y="248.35mm">
            <loext:p draw:notify-on-update-of-ranges="foo.A1:foo.A1 foo.A2:foo.A30 foo.N1:foo.N1 foo.N2:foo.N30 foo.A1:foo.A1 foo.A2:foo.A30 foo.O1:foo.O1 foo.O2:foo.O30 foo.A1:foo.A1 foo.A2:foo.A30 foo.P1:foo.P1 foo.P2:foo.P30 foo.A1:foo.A1 foo.A2:foo.A30 foo.Q1:foo.Q1 foo.Q2:foo.Q30 foo.A1:foo.A1 foo.A2:foo.A30 foo.R1:foo.R1 foo.R2:foo.R3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number-columns-repeated="2" table:default-cell-style-name="Default"/>
        <table:table-column table:style-name="co1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1"/>
        <table:table-column table:style-name="co11" table:default-cell-style-name="ce1"/>
        <table:table-row table:style-name="ro1">
          <table:table-cell office:value-type="string" calcext:value-type="string">
            <text:p>tp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wp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buff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st</text:p>
          </table:table-cell>
          <table:table-cell table:style-name="Default" office:value-type="string" calcext:value-type="string">
            <text:p>EDT</text:p>
          </table:table-cell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7717" calcext:value-type="float">
            <text:p>197717</text:p>
          </table:table-cell>
          <table:table-cell office:value-type="float" office:value="265" calcext:value-type="float">
            <text:p>265</text:p>
          </table:table-cell>
          <table:table-cell office:value-type="float" office:value="27305" calcext:value-type="float">
            <text:p>273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7-09-08</text:p>
          </table:table-cell>
          <table:table-cell office:value-type="string" calcext:value-type="string">
            <text:p>12:32: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7715" calcext:value-type="float">
            <text:p>197715</text:p>
          </table:table-cell>
          <table:table-cell office:value-type="float" office:value="265" calcext:value-type="float">
            <text:p>265</text:p>
          </table:table-cell>
          <table:table-cell office:value-type="float" office:value="27305" calcext:value-type="float">
            <text:p>273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9" calcext:value-type="float">
            <text:p>579</text:p>
          </table:table-cell>
          <table:table-cell office:value-type="float" office:value="10937" calcext:value-type="float">
            <text:p>10937</text:p>
          </table:table-cell>
          <table:table-cell office:value-type="float" office:value="19334" calcext:value-type="float">
            <text:p>193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7-09-08</text:p>
          </table:table-cell>
          <table:table-cell office:value-type="string" calcext:value-type="string">
            <text:p>12:32: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7712" calcext:value-type="float">
            <text:p>197712</text:p>
          </table:table-cell>
          <table:table-cell office:value-type="float" office:value="265" calcext:value-type="float">
            <text:p>265</text:p>
          </table:table-cell>
          <table:table-cell office:value-type="float" office:value="27305" calcext:value-type="float">
            <text:p>273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5" calcext:value-type="float">
            <text:p>825</text:p>
          </table:table-cell>
          <table:table-cell office:value-type="float" office:value="17599" calcext:value-type="float">
            <text:p>17599</text:p>
          </table:table-cell>
          <table:table-cell office:value-type="float" office:value="31597" calcext:value-type="float">
            <text:p>315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7-09-08</text:p>
          </table:table-cell>
          <table:table-cell office:value-type="string" calcext:value-type="string">
            <text:p>12:32: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7716" calcext:value-type="float">
            <text:p>197716</text:p>
          </table:table-cell>
          <table:table-cell office:value-type="float" office:value="265" calcext:value-type="float">
            <text:p>265</text:p>
          </table:table-cell>
          <table:table-cell office:value-type="float" office:value="27305" calcext:value-type="float">
            <text:p>273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6" calcext:value-type="float">
            <text:p>766</text:p>
          </table:table-cell>
          <table:table-cell office:value-type="float" office:value="17921" calcext:value-type="float">
            <text:p>17921</text:p>
          </table:table-cell>
          <table:table-cell office:value-type="float" office:value="31758" calcext:value-type="float">
            <text:p>317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7-09-08</text:p>
          </table:table-cell>
          <table:table-cell office:value-type="string" calcext:value-type="string">
            <text:p>12:33: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7695" calcext:value-type="float">
            <text:p>197695</text:p>
          </table:table-cell>
          <table:table-cell office:value-type="float" office:value="265" calcext:value-type="float">
            <text:p>265</text:p>
          </table:table-cell>
          <table:table-cell office:value-type="float" office:value="27306" calcext:value-type="float">
            <text:p>273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3" calcext:value-type="float">
            <text:p>743</text:p>
          </table:table-cell>
          <table:table-cell office:value-type="float" office:value="17093" calcext:value-type="float">
            <text:p>17093</text:p>
          </table:table-cell>
          <table:table-cell office:value-type="float" office:value="31375" calcext:value-type="float">
            <text:p>313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7-09-08</text:p>
          </table:table-cell>
          <table:table-cell office:value-type="string" calcext:value-type="string">
            <text:p>12:33: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7702" calcext:value-type="float">
            <text:p>197702</text:p>
          </table:table-cell>
          <table:table-cell office:value-type="float" office:value="265" calcext:value-type="float">
            <text:p>265</text:p>
          </table:table-cell>
          <table:table-cell office:value-type="float" office:value="27307" calcext:value-type="float">
            <text:p>273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3" calcext:value-type="float">
            <text:p>923</text:p>
          </table:table-cell>
          <table:table-cell office:value-type="float" office:value="23922" calcext:value-type="float">
            <text:p>23922</text:p>
          </table:table-cell>
          <table:table-cell office:value-type="float" office:value="43156" calcext:value-type="float">
            <text:p>431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7-09-08</text:p>
          </table:table-cell>
          <table:table-cell office:value-type="string" calcext:value-type="string">
            <text:p>12:33: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7702" calcext:value-type="float">
            <text:p>197702</text:p>
          </table:table-cell>
          <table:table-cell office:value-type="float" office:value="265" calcext:value-type="float">
            <text:p>265</text:p>
          </table:table-cell>
          <table:table-cell office:value-type="float" office:value="27308" calcext:value-type="float">
            <text:p>273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23850" calcext:value-type="float">
            <text:p>23850</text:p>
          </table:table-cell>
          <table:table-cell office:value-type="float" office:value="42657" calcext:value-type="float">
            <text:p>426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7-09-08</text:p>
          </table:table-cell>
          <table:table-cell office:value-type="string" calcext:value-type="string">
            <text:p>12:33: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7702" calcext:value-type="float">
            <text:p>197702</text:p>
          </table:table-cell>
          <table:table-cell office:value-type="float" office:value="265" calcext:value-type="float">
            <text:p>265</text:p>
          </table:table-cell>
          <table:table-cell office:value-type="float" office:value="27310" calcext:value-type="float">
            <text:p>273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49" calcext:value-type="float">
            <text:p>1149</text:p>
          </table:table-cell>
          <table:table-cell office:value-type="float" office:value="20370" calcext:value-type="float">
            <text:p>20370</text:p>
          </table:table-cell>
          <table:table-cell office:value-type="float" office:value="33858" calcext:value-type="float">
            <text:p>338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7-09-08</text:p>
          </table:table-cell>
          <table:table-cell office:value-type="string" calcext:value-type="string">
            <text:p>12:33:4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7697" calcext:value-type="float">
            <text:p>197697</text:p>
          </table:table-cell>
          <table:table-cell office:value-type="float" office:value="265" calcext:value-type="float">
            <text:p>265</text:p>
          </table:table-cell>
          <table:table-cell office:value-type="float" office:value="27313" calcext:value-type="float">
            <text:p>273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51" calcext:value-type="float">
            <text:p>1551</text:p>
          </table:table-cell>
          <table:table-cell office:value-type="float" office:value="27638" calcext:value-type="float">
            <text:p>27638</text:p>
          </table:table-cell>
          <table:table-cell office:value-type="float" office:value="47752" calcext:value-type="float">
            <text:p>477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7-09-08</text:p>
          </table:table-cell>
          <table:table-cell office:value-type="string" calcext:value-type="string">
            <text:p>12:33:5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7919" calcext:value-type="float">
            <text:p>197919</text:p>
          </table:table-cell>
          <table:table-cell office:value-type="float" office:value="265" calcext:value-type="float">
            <text:p>265</text:p>
          </table:table-cell>
          <table:table-cell office:value-type="float" office:value="27318" calcext:value-type="float">
            <text:p>273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63" calcext:value-type="float">
            <text:p>1863</text:p>
          </table:table-cell>
          <table:table-cell office:value-type="float" office:value="31838" calcext:value-type="float">
            <text:p>31838</text:p>
          </table:table-cell>
          <table:table-cell office:value-type="float" office:value="50881" calcext:value-type="float">
            <text:p>508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7-09-08</text:p>
          </table:table-cell>
          <table:table-cell office:value-type="string" calcext:value-type="string">
            <text:p>12:34:0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7890" calcext:value-type="float">
            <text:p>197890</text:p>
          </table:table-cell>
          <table:table-cell office:value-type="float" office:value="265" calcext:value-type="float">
            <text:p>265</text:p>
          </table:table-cell>
          <table:table-cell office:value-type="float" office:value="27322" calcext:value-type="float">
            <text:p>27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56" calcext:value-type="float">
            <text:p>1556</text:p>
          </table:table-cell>
          <table:table-cell office:value-type="float" office:value="34116" calcext:value-type="float">
            <text:p>34116</text:p>
          </table:table-cell>
          <table:table-cell office:value-type="float" office:value="61731" calcext:value-type="float">
            <text:p>6173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7-09-08</text:p>
          </table:table-cell>
          <table:table-cell office:value-type="string" calcext:value-type="string">
            <text:p>12:34:1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7883" calcext:value-type="float">
            <text:p>197883</text:p>
          </table:table-cell>
          <table:table-cell office:value-type="float" office:value="265" calcext:value-type="float">
            <text:p>265</text:p>
          </table:table-cell>
          <table:table-cell office:value-type="float" office:value="27334" calcext:value-type="float">
            <text:p>27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10" calcext:value-type="float">
            <text:p>5010</text:p>
          </table:table-cell>
          <table:table-cell office:value-type="float" office:value="50241" calcext:value-type="float">
            <text:p>50241</text:p>
          </table:table-cell>
          <table:table-cell office:value-type="float" office:value="90507" calcext:value-type="float">
            <text:p>9050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7-09-08</text:p>
          </table:table-cell>
          <table:table-cell office:value-type="string" calcext:value-type="string">
            <text:p>12:34:2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7752" calcext:value-type="float">
            <text:p>197752</text:p>
          </table:table-cell>
          <table:table-cell office:value-type="float" office:value="265" calcext:value-type="float">
            <text:p>265</text:p>
          </table:table-cell>
          <table:table-cell office:value-type="float" office:value="27350" calcext:value-type="float">
            <text:p>273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18" calcext:value-type="float">
            <text:p>6218</text:p>
          </table:table-cell>
          <table:table-cell office:value-type="float" office:value="52911" calcext:value-type="float">
            <text:p>52911</text:p>
          </table:table-cell>
          <table:table-cell office:value-type="float" office:value="94290" calcext:value-type="float">
            <text:p>9429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7-09-08</text:p>
          </table:table-cell>
          <table:table-cell office:value-type="string" calcext:value-type="string">
            <text:p>12:34:3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7734" calcext:value-type="float">
            <text:p>197734</text:p>
          </table:table-cell>
          <table:table-cell office:value-type="float" office:value="265" calcext:value-type="float">
            <text:p>265</text:p>
          </table:table-cell>
          <table:table-cell office:value-type="float" office:value="27359" calcext:value-type="float">
            <text:p>273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49" calcext:value-type="float">
            <text:p>8449</text:p>
          </table:table-cell>
          <table:table-cell office:value-type="float" office:value="53442" calcext:value-type="float">
            <text:p>53442</text:p>
          </table:table-cell>
          <table:table-cell office:value-type="float" office:value="95570" calcext:value-type="float">
            <text:p>9557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7-09-08</text:p>
          </table:table-cell>
          <table:table-cell office:value-type="string" calcext:value-type="string">
            <text:p>12:34: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7737" calcext:value-type="float">
            <text:p>197737</text:p>
          </table:table-cell>
          <table:table-cell office:value-type="float" office:value="265" calcext:value-type="float">
            <text:p>265</text:p>
          </table:table-cell>
          <table:table-cell office:value-type="float" office:value="27367" calcext:value-type="float">
            <text:p>273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32" calcext:value-type="float">
            <text:p>4832</text:p>
          </table:table-cell>
          <table:table-cell office:value-type="float" office:value="50599" calcext:value-type="float">
            <text:p>50599</text:p>
          </table:table-cell>
          <table:table-cell office:value-type="float" office:value="91886" calcext:value-type="float">
            <text:p>9188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7-09-08</text:p>
          </table:table-cell>
          <table:table-cell office:value-type="string" calcext:value-type="string">
            <text:p>12:34:58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97701" calcext:value-type="float">
            <text:p>197701</text:p>
          </table:table-cell>
          <table:table-cell office:value-type="float" office:value="265" calcext:value-type="float">
            <text:p>265</text:p>
          </table:table-cell>
          <table:table-cell office:value-type="float" office:value="27367" calcext:value-type="float">
            <text:p>273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34" calcext:value-type="float">
            <text:p>1134</text:p>
          </table:table-cell>
          <table:table-cell office:value-type="float" office:value="14279" calcext:value-type="float">
            <text:p>14279</text:p>
          </table:table-cell>
          <table:table-cell office:value-type="float" office:value="24781" calcext:value-type="float">
            <text:p>247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7-09-08</text:p>
          </table:table-cell>
          <table:table-cell office:value-type="string" calcext:value-type="string">
            <text:p>12:35: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7708" calcext:value-type="float">
            <text:p>197708</text:p>
          </table:table-cell>
          <table:table-cell office:value-type="float" office:value="265" calcext:value-type="float">
            <text:p>265</text:p>
          </table:table-cell>
          <table:table-cell office:value-type="float" office:value="27367" calcext:value-type="float">
            <text:p>273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0" calcext:value-type="float">
            <text:p>870</text:p>
          </table:table-cell>
          <table:table-cell office:value-type="float" office:value="13025" calcext:value-type="float">
            <text:p>13025</text:p>
          </table:table-cell>
          <table:table-cell office:value-type="float" office:value="21936" calcext:value-type="float">
            <text:p>2193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7-09-08</text:p>
          </table:table-cell>
          <table:table-cell office:value-type="string" calcext:value-type="string">
            <text:p>12:35:18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97797" calcext:value-type="float">
            <text:p>197797</text:p>
          </table:table-cell>
          <table:table-cell office:value-type="float" office:value="265" calcext:value-type="float">
            <text:p>265</text:p>
          </table:table-cell>
          <table:table-cell office:value-type="float" office:value="27367" calcext:value-type="float">
            <text:p>273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70" calcext:value-type="float">
            <text:p>1370</text:p>
          </table:table-cell>
          <table:table-cell office:value-type="float" office:value="13211" calcext:value-type="float">
            <text:p>13211</text:p>
          </table:table-cell>
          <table:table-cell office:value-type="float" office:value="24759" calcext:value-type="float">
            <text:p>2475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7-09-08</text:p>
          </table:table-cell>
          <table:table-cell office:value-type="string" calcext:value-type="string">
            <text:p>12:35:28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97804" calcext:value-type="float">
            <text:p>197804</text:p>
          </table:table-cell>
          <table:table-cell office:value-type="float" office:value="265" calcext:value-type="float">
            <text:p>265</text:p>
          </table:table-cell>
          <table:table-cell office:value-type="float" office:value="27368" calcext:value-type="float">
            <text:p>273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79" calcext:value-type="float">
            <text:p>3179</text:p>
          </table:table-cell>
          <table:table-cell office:value-type="float" office:value="18461" calcext:value-type="float">
            <text:p>18461</text:p>
          </table:table-cell>
          <table:table-cell office:value-type="float" office:value="34634" calcext:value-type="float">
            <text:p>346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7-09-08</text:p>
          </table:table-cell>
          <table:table-cell office:value-type="string" calcext:value-type="string">
            <text:p>12:35:38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97795" calcext:value-type="float">
            <text:p>197795</text:p>
          </table:table-cell>
          <table:table-cell office:value-type="float" office:value="265" calcext:value-type="float">
            <text:p>265</text:p>
          </table:table-cell>
          <table:table-cell office:value-type="float" office:value="27368" calcext:value-type="float">
            <text:p>273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8" calcext:value-type="float">
            <text:p>988</text:p>
          </table:table-cell>
          <table:table-cell office:value-type="float" office:value="12039" calcext:value-type="float">
            <text:p>12039</text:p>
          </table:table-cell>
          <table:table-cell office:value-type="float" office:value="21954" calcext:value-type="float">
            <text:p>219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7-09-08</text:p>
          </table:table-cell>
          <table:table-cell office:value-type="string" calcext:value-type="string">
            <text:p>12:35:48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97797" calcext:value-type="float">
            <text:p>197797</text:p>
          </table:table-cell>
          <table:table-cell office:value-type="float" office:value="265" calcext:value-type="float">
            <text:p>265</text:p>
          </table:table-cell>
          <table:table-cell office:value-type="float" office:value="27369" calcext:value-type="float">
            <text:p>273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3" calcext:value-type="float">
            <text:p>953</text:p>
          </table:table-cell>
          <table:table-cell office:value-type="float" office:value="13678" calcext:value-type="float">
            <text:p>13678</text:p>
          </table:table-cell>
          <table:table-cell office:value-type="float" office:value="24850" calcext:value-type="float">
            <text:p>248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7-09-08</text:p>
          </table:table-cell>
          <table:table-cell office:value-type="string" calcext:value-type="string">
            <text:p>12:35:58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97799" calcext:value-type="float">
            <text:p>197799</text:p>
          </table:table-cell>
          <table:table-cell office:value-type="float" office:value="265" calcext:value-type="float">
            <text:p>265</text:p>
          </table:table-cell>
          <table:table-cell office:value-type="float" office:value="27369" calcext:value-type="float">
            <text:p>273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 office:value-type="float" office:value="11726" calcext:value-type="float">
            <text:p>11726</text:p>
          </table:table-cell>
          <table:table-cell office:value-type="float" office:value="20868" calcext:value-type="float">
            <text:p>208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7-09-08</text:p>
          </table:table-cell>
          <table:table-cell office:value-type="string" calcext:value-type="string">
            <text:p>12:36:08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97791" calcext:value-type="float">
            <text:p>197791</text:p>
          </table:table-cell>
          <table:table-cell office:value-type="float" office:value="265" calcext:value-type="float">
            <text:p>265</text:p>
          </table:table-cell>
          <table:table-cell office:value-type="float" office:value="27369" calcext:value-type="float">
            <text:p>273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5" calcext:value-type="float">
            <text:p>645</text:p>
          </table:table-cell>
          <table:table-cell office:value-type="float" office:value="11712" calcext:value-type="float">
            <text:p>11712</text:p>
          </table:table-cell>
          <table:table-cell office:value-type="float" office:value="21030" calcext:value-type="float">
            <text:p>210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7-09-08</text:p>
          </table:table-cell>
          <table:table-cell office:value-type="string" calcext:value-type="string">
            <text:p>12:36:18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97801" calcext:value-type="float">
            <text:p>197801</text:p>
          </table:table-cell>
          <table:table-cell office:value-type="float" office:value="265" calcext:value-type="float">
            <text:p>265</text:p>
          </table:table-cell>
          <table:table-cell office:value-type="float" office:value="27368" calcext:value-type="float">
            <text:p>273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9" calcext:value-type="float">
            <text:p>579</text:p>
          </table:table-cell>
          <table:table-cell office:value-type="float" office:value="11499" calcext:value-type="float">
            <text:p>11499</text:p>
          </table:table-cell>
          <table:table-cell office:value-type="float" office:value="20412" calcext:value-type="float">
            <text:p>20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7-09-08</text:p>
          </table:table-cell>
          <table:table-cell office:value-type="string" calcext:value-type="string">
            <text:p>12:36:28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97802" calcext:value-type="float">
            <text:p>197802</text:p>
          </table:table-cell>
          <table:table-cell office:value-type="float" office:value="265" calcext:value-type="float">
            <text:p>265</text:p>
          </table:table-cell>
          <table:table-cell office:value-type="float" office:value="27366" calcext:value-type="float">
            <text:p>273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office:value-type="float" office:value="11074" calcext:value-type="float">
            <text:p>11074</text:p>
          </table:table-cell>
          <table:table-cell office:value-type="float" office:value="19962" calcext:value-type="float">
            <text:p>199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7-09-08</text:p>
          </table:table-cell>
          <table:table-cell office:value-type="string" calcext:value-type="string">
            <text:p>12:36: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7798" calcext:value-type="float">
            <text:p>197798</text:p>
          </table:table-cell>
          <table:table-cell office:value-type="float" office:value="265" calcext:value-type="float">
            <text:p>265</text:p>
          </table:table-cell>
          <table:table-cell office:value-type="float" office:value="27367" calcext:value-type="float">
            <text:p>273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office:value-type="float" office:value="11517" calcext:value-type="float">
            <text:p>11517</text:p>
          </table:table-cell>
          <table:table-cell office:value-type="float" office:value="21053" calcext:value-type="float">
            <text:p>210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7-09-08</text:p>
          </table:table-cell>
          <table:table-cell office:value-type="string" calcext:value-type="string">
            <text:p>12:36:48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97800" calcext:value-type="float">
            <text:p>197800</text:p>
          </table:table-cell>
          <table:table-cell office:value-type="float" office:value="265" calcext:value-type="float">
            <text:p>265</text:p>
          </table:table-cell>
          <table:table-cell office:value-type="float" office:value="27367" calcext:value-type="float">
            <text:p>273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4" calcext:value-type="float">
            <text:p>654</text:p>
          </table:table-cell>
          <table:table-cell office:value-type="float" office:value="13276" calcext:value-type="float">
            <text:p>13276</text:p>
          </table:table-cell>
          <table:table-cell office:value-type="float" office:value="23608" calcext:value-type="float">
            <text:p>236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7-09-08</text:p>
          </table:table-cell>
          <table:table-cell office:value-type="string" calcext:value-type="string">
            <text:p>12:36:58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97794" calcext:value-type="float">
            <text:p>197794</text:p>
          </table:table-cell>
          <table:table-cell office:value-type="float" office:value="265" calcext:value-type="float">
            <text:p>265</text:p>
          </table:table-cell>
          <table:table-cell office:value-type="float" office:value="27367" calcext:value-type="float">
            <text:p>273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9" calcext:value-type="float">
            <text:p>819</text:p>
          </table:table-cell>
          <table:table-cell office:value-type="float" office:value="11097" calcext:value-type="float">
            <text:p>11097</text:p>
          </table:table-cell>
          <table:table-cell office:value-type="float" office:value="19955" calcext:value-type="float">
            <text:p>199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7-09-08</text:p>
          </table:table-cell>
          <table:table-cell office:value-type="string" calcext:value-type="string">
            <text:p>12:37:08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97776" calcext:value-type="float">
            <text:p>197776</text:p>
          </table:table-cell>
          <table:table-cell office:value-type="float" office:value="265" calcext:value-type="float">
            <text:p>265</text:p>
          </table:table-cell>
          <table:table-cell office:value-type="float" office:value="27366" calcext:value-type="float">
            <text:p>273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3" calcext:value-type="float">
            <text:p>573</text:p>
          </table:table-cell>
          <table:table-cell office:value-type="float" office:value="11376" calcext:value-type="float">
            <text:p>11376</text:p>
          </table:table-cell>
          <table:table-cell office:value-type="float" office:value="20833" calcext:value-type="float">
            <text:p>208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17-09-08</text:p>
          </table:table-cell>
          <table:table-cell office:value-type="string" calcext:value-type="string">
            <text:p>12:37: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08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0.3$Linux_X86_64 LibreOffice_project/7556cbc6811c9d992f4064ab9287069087d7f62c</meta:generator>
    <dc:date>2017-09-08T12:48:27.188174426</dc:date>
    <meta:editing-duration>PT1M14S</meta:editing-duration>
    <meta:editing-cycles>1</meta:editing-cycles>
    <meta:document-statistic meta:table-count="2" meta:cell-count="154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2 0 1" chart:style-name="ch1">
        <chart:legend chart:legend-position="end" svg:x="14.286cm" svg:y="4.005cm" style:legend-expansion="high" chart:style-name="ch2"/>
        <chart:plot-area chart:style-name="ch3" table:cell-range-address="foo.T1:foo.T30 foo.J1:foo.K30" chart:data-source-has-labels="row" svg:x="0.32cm" svg:y="0.18cm" svg:width="13.646cm" svg:height="8.64cm">
          <chartooo:coordinate-region svg:x="1.312cm" svg:y="0.353cm" svg:width="12.467cm" svg:height="7.87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oo.J2:foo.J30" chart:label-cell-address="foo.J1:foo.J1" chart:class="chart:scatter">
            <chart:domain table:cell-range-address="foo.T2:foo.T30"/>
            <chart:data-point chart:repeated="29"/>
          </chart:series>
          <chart:series chart:style-name="ch8" chart:values-cell-range-address="foo.K2:foo.K30" chart:label-cell-address="foo.K1:foo.K1" chart:class="chart:scatter">
            <chart:data-point chart:repeated="2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  <table:table-cell office:value-type="string">
                <text:p>bi</text:p>
                <draw:g>
                  <svg:desc>foo.J1:foo.J1</svg:desc>
                </draw:g>
              </table:table-cell>
              <table:table-cell office:value-type="string">
                <text:p>bo</text:p>
                <draw:g>
                  <svg:desc>foo.K1:foo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oo.T2:foo.T30</svg:desc>
                </draw:g>
              </table:table-cell>
              <table:table-cell office:value-type="float" office:value="0">
                <text:p>0</text:p>
                <draw:g>
                  <svg:desc>foo.J2:foo.J30</svg:desc>
                </draw:g>
              </table:table-cell>
              <table:table-cell office:value-type="float" office:value="18">
                <text:p>18</text:p>
                <draw:g>
                  <svg:desc>foo.K2:foo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923">
                <text:p>9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551">
                <text:p>15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863">
                <text:p>18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5010">
                <text:p>50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6218">
                <text:p>62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8449">
                <text:p>84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4832">
                <text:p>48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370">
                <text:p>13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3179">
                <text:p>31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573">
                <text:p>5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2 3" chart:style-name="ch1">
        <chart:legend chart:legend-position="end" svg:x="13.73cm" svg:y="3.56cm" style:legend-expansion="high" chart:style-name="ch2"/>
        <chart:plot-area chart:style-name="ch3" table:cell-range-address="foo.T2:foo.T30 foo.D1:foo.G30" chart:data-source-has-labels="row" svg:x="0.32cm" svg:y="0.18cm" svg:width="13.09cm" svg:height="8.64cm">
          <chartooo:coordinate-region svg:x="1.682cm" svg:y="0.353cm" svg:width="11.541cm" svg:height="7.87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oo.D2:foo.D30" chart:label-cell-address="foo.D1:foo.D1" chart:class="chart:scatter">
            <chart:domain table:cell-range-address="foo.T2:foo.T30"/>
            <chart:data-point chart:repeated="29"/>
          </chart:series>
          <chart:series chart:style-name="ch8" chart:values-cell-range-address="foo.E2:foo.E30" chart:label-cell-address="foo.E1:foo.E1" chart:class="chart:scatter">
            <chart:data-point chart:repeated="29"/>
          </chart:series>
          <chart:series chart:style-name="ch9" chart:values-cell-range-address="foo.F2:foo.F30" chart:label-cell-address="foo.F1:foo.F1" chart:class="chart:scatter">
            <chart:data-point chart:repeated="29"/>
          </chart:series>
          <chart:series chart:style-name="ch10" chart:values-cell-range-address="foo.G2:foo.G30" chart:label-cell-address="foo.G1:foo.G1" chart:class="chart:scatter">
            <chart:data-point chart:repeated="2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  <table:table-cell office:value-type="string">
                <text:p>swpd</text:p>
                <draw:g>
                  <svg:desc>foo.D1:foo.D1</svg:desc>
                </draw:g>
              </table:table-cell>
              <table:table-cell office:value-type="string">
                <text:p>free</text:p>
                <draw:g>
                  <svg:desc>foo.E1:foo.E1</svg:desc>
                </draw:g>
              </table:table-cell>
              <table:table-cell office:value-type="string">
                <text:p>buff</text:p>
                <draw:g>
                  <svg:desc>foo.F1:foo.F1</svg:desc>
                </draw:g>
              </table:table-cell>
              <table:table-cell office:value-type="string">
                <text:p>cache</text:p>
                <draw:g>
                  <svg:desc>foo.G1:foo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oo.T2:foo.T30</svg:desc>
                </draw:g>
              </table:table-cell>
              <table:table-cell office:value-type="float" office:value="0">
                <text:p>0</text:p>
                <draw:g>
                  <svg:desc>foo.D2:foo.D30</svg:desc>
                </draw:g>
              </table:table-cell>
              <table:table-cell office:value-type="float" office:value="197717">
                <text:p>197717</text:p>
                <draw:g>
                  <svg:desc>foo.E2:foo.E30</svg:desc>
                </draw:g>
              </table:table-cell>
              <table:table-cell office:value-type="float" office:value="265">
                <text:p>265</text:p>
                <draw:g>
                  <svg:desc>foo.F2:foo.F30</svg:desc>
                </draw:g>
              </table:table-cell>
              <table:table-cell office:value-type="float" office:value="27305">
                <text:p>27305</text:p>
                <draw:g>
                  <svg:desc>foo.G2:foo.G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97715">
                <text:p>197715</text:p>
              </table:table-cell>
              <table:table-cell office:value-type="float" office:value="265">
                <text:p>265</text:p>
              </table:table-cell>
              <table:table-cell office:value-type="float" office:value="27305">
                <text:p>273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97712">
                <text:p>197712</text:p>
              </table:table-cell>
              <table:table-cell office:value-type="float" office:value="265">
                <text:p>265</text:p>
              </table:table-cell>
              <table:table-cell office:value-type="float" office:value="27305">
                <text:p>273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97716">
                <text:p>197716</text:p>
              </table:table-cell>
              <table:table-cell office:value-type="float" office:value="265">
                <text:p>265</text:p>
              </table:table-cell>
              <table:table-cell office:value-type="float" office:value="27305">
                <text:p>273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97695">
                <text:p>197695</text:p>
              </table:table-cell>
              <table:table-cell office:value-type="float" office:value="265">
                <text:p>265</text:p>
              </table:table-cell>
              <table:table-cell office:value-type="float" office:value="27306">
                <text:p>273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97702">
                <text:p>197702</text:p>
              </table:table-cell>
              <table:table-cell office:value-type="float" office:value="265">
                <text:p>265</text:p>
              </table:table-cell>
              <table:table-cell office:value-type="float" office:value="27307">
                <text:p>273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97702">
                <text:p>197702</text:p>
              </table:table-cell>
              <table:table-cell office:value-type="float" office:value="265">
                <text:p>265</text:p>
              </table:table-cell>
              <table:table-cell office:value-type="float" office:value="27308">
                <text:p>273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97702">
                <text:p>197702</text:p>
              </table:table-cell>
              <table:table-cell office:value-type="float" office:value="265">
                <text:p>265</text:p>
              </table:table-cell>
              <table:table-cell office:value-type="float" office:value="27310">
                <text:p>273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97697">
                <text:p>197697</text:p>
              </table:table-cell>
              <table:table-cell office:value-type="float" office:value="265">
                <text:p>265</text:p>
              </table:table-cell>
              <table:table-cell office:value-type="float" office:value="27313">
                <text:p>273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97919">
                <text:p>197919</text:p>
              </table:table-cell>
              <table:table-cell office:value-type="float" office:value="265">
                <text:p>265</text:p>
              </table:table-cell>
              <table:table-cell office:value-type="float" office:value="27318">
                <text:p>273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97890">
                <text:p>197890</text:p>
              </table:table-cell>
              <table:table-cell office:value-type="float" office:value="265">
                <text:p>265</text:p>
              </table:table-cell>
              <table:table-cell office:value-type="float" office:value="27322">
                <text:p>273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97883">
                <text:p>197883</text:p>
              </table:table-cell>
              <table:table-cell office:value-type="float" office:value="265">
                <text:p>265</text:p>
              </table:table-cell>
              <table:table-cell office:value-type="float" office:value="27334">
                <text:p>273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97752">
                <text:p>197752</text:p>
              </table:table-cell>
              <table:table-cell office:value-type="float" office:value="265">
                <text:p>265</text:p>
              </table:table-cell>
              <table:table-cell office:value-type="float" office:value="27350">
                <text:p>2735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97734">
                <text:p>197734</text:p>
              </table:table-cell>
              <table:table-cell office:value-type="float" office:value="265">
                <text:p>265</text:p>
              </table:table-cell>
              <table:table-cell office:value-type="float" office:value="27359">
                <text:p>273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97737">
                <text:p>197737</text:p>
              </table:table-cell>
              <table:table-cell office:value-type="float" office:value="265">
                <text:p>265</text:p>
              </table:table-cell>
              <table:table-cell office:value-type="float" office:value="27367">
                <text:p>273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97701">
                <text:p>197701</text:p>
              </table:table-cell>
              <table:table-cell office:value-type="float" office:value="265">
                <text:p>265</text:p>
              </table:table-cell>
              <table:table-cell office:value-type="float" office:value="27367">
                <text:p>273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97708">
                <text:p>197708</text:p>
              </table:table-cell>
              <table:table-cell office:value-type="float" office:value="265">
                <text:p>265</text:p>
              </table:table-cell>
              <table:table-cell office:value-type="float" office:value="27367">
                <text:p>273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97797">
                <text:p>197797</text:p>
              </table:table-cell>
              <table:table-cell office:value-type="float" office:value="265">
                <text:p>265</text:p>
              </table:table-cell>
              <table:table-cell office:value-type="float" office:value="27367">
                <text:p>273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97804">
                <text:p>197804</text:p>
              </table:table-cell>
              <table:table-cell office:value-type="float" office:value="265">
                <text:p>265</text:p>
              </table:table-cell>
              <table:table-cell office:value-type="float" office:value="27368">
                <text:p>273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97795">
                <text:p>197795</text:p>
              </table:table-cell>
              <table:table-cell office:value-type="float" office:value="265">
                <text:p>265</text:p>
              </table:table-cell>
              <table:table-cell office:value-type="float" office:value="27368">
                <text:p>273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97797">
                <text:p>197797</text:p>
              </table:table-cell>
              <table:table-cell office:value-type="float" office:value="265">
                <text:p>265</text:p>
              </table:table-cell>
              <table:table-cell office:value-type="float" office:value="27369">
                <text:p>273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97799">
                <text:p>197799</text:p>
              </table:table-cell>
              <table:table-cell office:value-type="float" office:value="265">
                <text:p>265</text:p>
              </table:table-cell>
              <table:table-cell office:value-type="float" office:value="27369">
                <text:p>273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97791">
                <text:p>197791</text:p>
              </table:table-cell>
              <table:table-cell office:value-type="float" office:value="265">
                <text:p>265</text:p>
              </table:table-cell>
              <table:table-cell office:value-type="float" office:value="27369">
                <text:p>273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97801">
                <text:p>197801</text:p>
              </table:table-cell>
              <table:table-cell office:value-type="float" office:value="265">
                <text:p>265</text:p>
              </table:table-cell>
              <table:table-cell office:value-type="float" office:value="27368">
                <text:p>273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97802">
                <text:p>197802</text:p>
              </table:table-cell>
              <table:table-cell office:value-type="float" office:value="265">
                <text:p>265</text:p>
              </table:table-cell>
              <table:table-cell office:value-type="float" office:value="27366">
                <text:p>273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97798">
                <text:p>197798</text:p>
              </table:table-cell>
              <table:table-cell office:value-type="float" office:value="265">
                <text:p>265</text:p>
              </table:table-cell>
              <table:table-cell office:value-type="float" office:value="27367">
                <text:p>273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197800">
                <text:p>197800</text:p>
              </table:table-cell>
              <table:table-cell office:value-type="float" office:value="265">
                <text:p>265</text:p>
              </table:table-cell>
              <table:table-cell office:value-type="float" office:value="27367">
                <text:p>273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197794">
                <text:p>197794</text:p>
              </table:table-cell>
              <table:table-cell office:value-type="float" office:value="265">
                <text:p>265</text:p>
              </table:table-cell>
              <table:table-cell office:value-type="float" office:value="27367">
                <text:p>273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197776">
                <text:p>197776</text:p>
              </table:table-cell>
              <table:table-cell office:value-type="float" office:value="265">
                <text:p>265</text:p>
              </table:table-cell>
              <table:table-cell office:value-type="float" office:value="27366">
                <text:p>273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horizontal-bar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vertical-bar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769cm" svg:y="3.115cm" style:legend-expansion="high" chart:style-name="ch2"/>
        <chart:plot-area chart:style-name="ch3" table:cell-range-address="foo.T2:foo.T30 foo.A1:foo.A30 foo.N1:foo.R30" chart:data-source-has-labels="row" svg:x="0.32cm" svg:y="0.18cm" svg:width="14.129cm" svg:height="8.64cm">
          <chartooo:coordinate-region svg:x="0.941cm" svg:y="0.353cm" svg:width="13.135cm" svg:height="7.87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oo.A2:foo.A30" chart:label-cell-address="foo.A1:foo.A1" chart:class="chart:scatter">
            <chart:domain table:cell-range-address="foo.T2:foo.T30"/>
            <chart:data-point chart:repeated="29"/>
          </chart:series>
          <chart:series chart:style-name="ch8" chart:values-cell-range-address="foo.N2:foo.N30" chart:label-cell-address="foo.N1:foo.N1" chart:class="chart:scatter">
            <chart:data-point chart:repeated="29"/>
          </chart:series>
          <chart:series chart:style-name="ch9" chart:values-cell-range-address="foo.O2:foo.O30" chart:label-cell-address="foo.O1:foo.O1" chart:class="chart:scatter">
            <chart:data-point chart:repeated="29"/>
          </chart:series>
          <chart:series chart:style-name="ch10" chart:values-cell-range-address="foo.P2:foo.P30" chart:label-cell-address="foo.P1:foo.P1" chart:class="chart:scatter">
            <chart:data-point chart:repeated="29"/>
          </chart:series>
          <chart:series chart:style-name="ch11" chart:values-cell-range-address="foo.Q2:foo.Q30" chart:label-cell-address="foo.Q1:foo.Q1" chart:class="chart:scatter">
            <chart:data-point chart:repeated="29"/>
          </chart:series>
          <chart:series chart:style-name="ch12" chart:values-cell-range-address="foo.R2:foo.R30" chart:label-cell-address="foo.R1:foo.R1" chart:class="chart:scatter">
            <chart:data-point chart:repeated="2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  <table:table-cell office:value-type="string">
                <text:p>tps</text:p>
                <draw:g>
                  <svg:desc>foo.A1:foo.A1</svg:desc>
                </draw:g>
              </table:table-cell>
              <table:table-cell office:value-type="string">
                <text:p>us</text:p>
                <draw:g>
                  <svg:desc>foo.N1:foo.N1</svg:desc>
                </draw:g>
              </table:table-cell>
              <table:table-cell office:value-type="string">
                <text:p>sy</text:p>
                <draw:g>
                  <svg:desc>foo.O1:foo.O1</svg:desc>
                </draw:g>
              </table:table-cell>
              <table:table-cell office:value-type="string">
                <text:p>id</text:p>
                <draw:g>
                  <svg:desc>foo.P1:foo.P1</svg:desc>
                </draw:g>
              </table:table-cell>
              <table:table-cell office:value-type="string">
                <text:p>wa</text:p>
                <draw:g>
                  <svg:desc>foo.Q1:foo.Q1</svg:desc>
                </draw:g>
              </table:table-cell>
              <table:table-cell office:value-type="string">
                <text:p>st</text:p>
                <draw:g>
                  <svg:desc>foo.R1:foo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oo.T2:foo.T30</svg:desc>
                </draw:g>
              </table:table-cell>
              <table:table-cell office:value-type="float" office:value="0">
                <text:p>0</text:p>
                <draw:g>
                  <svg:desc>foo.A2:foo.A30</svg:desc>
                </draw:g>
              </table:table-cell>
              <table:table-cell office:value-type="float" office:value="1">
                <text:p>1</text:p>
                <draw:g>
                  <svg:desc>foo.N2:foo.N30</svg:desc>
                </draw:g>
              </table:table-cell>
              <table:table-cell office:value-type="float" office:value="1">
                <text:p>1</text:p>
                <draw:g>
                  <svg:desc>foo.O2:foo.O30</svg:desc>
                </draw:g>
              </table:table-cell>
              <table:table-cell office:value-type="float" office:value="98">
                <text:p>98</text:p>
                <draw:g>
                  <svg:desc>foo.P2:foo.P30</svg:desc>
                </draw:g>
              </table:table-cell>
              <table:table-cell office:value-type="float" office:value="0">
                <text:p>0</text:p>
                <draw:g>
                  <svg:desc>foo.Q2:foo.Q30</svg:desc>
                </draw:g>
              </table:table-cell>
              <table:table-cell office:value-type="float" office:value="0">
                <text:p>0</text:p>
                <draw:g>
                  <svg:desc>foo.R2:foo.R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875cm" svg:y="4.005cm" style:legend-expansion="high" chart:style-name="ch2"/>
        <chart:plot-area chart:style-name="ch3" table:cell-range-address="foo.A1:foo.A30 foo.J1:foo.K30" chart:data-source-has-labels="row" svg:x="0.32cm" svg:y="0.18cm" svg:width="14.235cm" svg:height="8.64cm">
          <chartooo:coordinate-region svg:x="1.312cm" svg:y="0.353cm" svg:width="13.056cm" svg:height="7.8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o.J2:foo.J30" chart:label-cell-address="foo.J1:foo.J1" chart:class="chart:scatter">
            <chart:domain table:cell-range-address="foo.A2:foo.A30"/>
            <chart:data-point chart:repeated="29"/>
          </chart:series>
          <chart:series chart:style-name="ch7" chart:values-cell-range-address="foo.K2:foo.K30" chart:label-cell-address="foo.K1:foo.K1" chart:class="chart:scatter"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i</text:p>
                <draw:g>
                  <svg:desc>foo.J1:foo.J1</svg:desc>
                </draw:g>
              </table:table-cell>
              <table:table-cell office:value-type="string">
                <text:p>bo</text:p>
                <draw:g>
                  <svg:desc>foo.K1:foo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oo.A2:foo.A30</svg:desc>
                </draw:g>
              </table:table-cell>
              <table:table-cell office:value-type="float" office:value="0">
                <text:p>0</text:p>
                <draw:g>
                  <svg:desc>foo.J2:foo.J30</svg:desc>
                </draw:g>
              </table:table-cell>
              <table:table-cell office:value-type="float" office:value="18">
                <text:p>18</text:p>
                <draw:g>
                  <svg:desc>foo.K2:foo.K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923">
                <text:p>9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551">
                <text:p>15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863">
                <text:p>18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5010">
                <text:p>50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6218">
                <text:p>62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8449">
                <text:p>84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832">
                <text:p>48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70">
                <text:p>13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79">
                <text:p>31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73">
                <text:p>57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233cm" svg:y="3.337cm" style:legend-expansion="high" chart:style-name="ch2"/>
        <chart:plot-area chart:style-name="ch3" table:cell-range-address="foo.A1:foo.A30 foo.N1:foo.R30" chart:data-source-has-labels="row" svg:x="0.32cm" svg:y="0.18cm" svg:width="13.593cm" svg:height="8.64cm">
          <chartooo:coordinate-region svg:x="0.941cm" svg:y="0.353cm" svg:width="12.599cm" svg:height="7.87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oo.N2:foo.N30" chart:label-cell-address="foo.N1:foo.N1" chart:class="chart:scatter">
            <chart:domain table:cell-range-address="foo.A2:foo.A30"/>
            <chart:data-point chart:repeated="29"/>
          </chart:series>
          <chart:series chart:style-name="ch8" chart:values-cell-range-address="foo.O2:foo.O30" chart:label-cell-address="foo.O1:foo.O1" chart:class="chart:scatter">
            <chart:data-point chart:repeated="29"/>
          </chart:series>
          <chart:series chart:style-name="ch9" chart:values-cell-range-address="foo.P2:foo.P30" chart:label-cell-address="foo.P1:foo.P1" chart:class="chart:scatter">
            <chart:data-point chart:repeated="29"/>
          </chart:series>
          <chart:series chart:style-name="ch10" chart:values-cell-range-address="foo.Q2:foo.Q30" chart:label-cell-address="foo.Q1:foo.Q1" chart:class="chart:scatter">
            <chart:data-point chart:repeated="29"/>
          </chart:series>
          <chart:series chart:style-name="ch11" chart:values-cell-range-address="foo.R2:foo.R30" chart:label-cell-address="foo.R1:foo.R1" chart:class="chart:scatter">
            <chart:data-point chart:repeated="2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us</text:p>
                <draw:g>
                  <svg:desc>foo.N1:foo.N1</svg:desc>
                </draw:g>
              </table:table-cell>
              <table:table-cell office:value-type="string">
                <text:p>sy</text:p>
                <draw:g>
                  <svg:desc>foo.O1:foo.O1</svg:desc>
                </draw:g>
              </table:table-cell>
              <table:table-cell office:value-type="string">
                <text:p>id</text:p>
                <draw:g>
                  <svg:desc>foo.P1:foo.P1</svg:desc>
                </draw:g>
              </table:table-cell>
              <table:table-cell office:value-type="string">
                <text:p>wa</text:p>
                <draw:g>
                  <svg:desc>foo.Q1:foo.Q1</svg:desc>
                </draw:g>
              </table:table-cell>
              <table:table-cell office:value-type="string">
                <text:p>st</text:p>
                <draw:g>
                  <svg:desc>foo.R1:foo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oo.A2:foo.A30</svg:desc>
                </draw:g>
              </table:table-cell>
              <table:table-cell office:value-type="float" office:value="1">
                <text:p>1</text:p>
                <draw:g>
                  <svg:desc>foo.N2:foo.N30</svg:desc>
                </draw:g>
              </table:table-cell>
              <table:table-cell office:value-type="float" office:value="1">
                <text:p>1</text:p>
                <draw:g>
                  <svg:desc>foo.O2:foo.O30</svg:desc>
                </draw:g>
              </table:table-cell>
              <table:table-cell office:value-type="float" office:value="98">
                <text:p>98</text:p>
                <draw:g>
                  <svg:desc>foo.P2:foo.P30</svg:desc>
                </draw:g>
              </table:table-cell>
              <table:table-cell office:value-type="float" office:value="0">
                <text:p>0</text:p>
                <draw:g>
                  <svg:desc>foo.Q2:foo.Q30</svg:desc>
                </draw:g>
              </table:table-cell>
              <table:table-cell office:value-type="float" office:value="0">
                <text:p>0</text:p>
                <draw:g>
                  <svg:desc>foo.R2:foo.R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